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ijksoverheidSansText" svg:font-family="RijksoverheidSansText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4" style:family="table">
      <style:table-properties style:width="18.21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4.A" style:family="table-column">
      <style:table-column-properties style:column-width="1.512cm"/>
    </style:style>
    <style:style style:name="Tabelle4.B" style:family="table-column">
      <style:table-column-properties style:column-width="0.422cm"/>
    </style:style>
    <style:style style:name="Tabelle4.C" style:family="table-column">
      <style:table-column-properties style:column-width="1.748cm"/>
    </style:style>
    <style:style style:name="Tabelle4.D" style:family="table-column">
      <style:table-column-properties style:column-width="9.626cm"/>
    </style:style>
    <style:style style:name="Tabelle4.E" style:family="table-column">
      <style:table-column-properties style:column-width="0.425cm"/>
    </style:style>
    <style:style style:name="Tabelle4.F" style:family="table-column">
      <style:table-column-properties style:column-width="0.504cm"/>
    </style:style>
    <style:style style:name="Tabelle4.G" style:family="table-column">
      <style:table-column-properties style:column-width="0.506cm"/>
    </style:style>
    <style:style style:name="Tabelle4.N" style:family="table-column">
      <style:table-column-properties style:column-width="0.519cm"/>
    </style:style>
    <style:style style:name="Tabel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4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4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" style:family="table-cell">
      <style:table-cell-properties fo:padding-left="0.101cm" fo:padding-right="0.101cm" fo:padding-top="0.097cm" fo:padding-bottom="0.097cm" fo:border="none" style:writing-mode="lr-tb"/>
    </style:style>
    <style:style style:name="Tabelle4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4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" style:family="table-cell">
      <style:table-cell-properties fo:padding-left="0.101cm" fo:padding-right="0.101cm" fo:padding-top="0.097cm" fo:padding-bottom="0.097cm" fo:border="none" style:writing-mode="lr-tb"/>
    </style:style>
    <style:style style:name="Tabelle4.F3" style:family="table-cell">
      <style:table-cell-properties fo:padding-left="0.101cm" fo:padding-right="0.101cm" fo:padding-top="0.097cm" fo:padding-bottom="0.097cm" fo:border="none" style:writing-mode="lr-tb"/>
    </style:style>
    <style:style style:name="Tabelle4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4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" style:family="table-cell">
      <style:table-cell-properties fo:padding-left="0.101cm" fo:padding-right="0.101cm" fo:padding-top="0.097cm" fo:padding-bottom="0.097cm" fo:border="none" style:writing-mode="lr-tb"/>
    </style:style>
    <style:style style:name="Tabelle4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" style:family="table-cell">
      <style:table-cell-properties fo:padding="0cm" fo:border="none" style:writing-mode="lr-tb"/>
    </style:style>
    <style:style style:name="Tabelle4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6" style:family="table-cell">
      <style:table-cell-properties fo:padding-left="0.101cm" fo:padding-right="0.101cm" fo:padding-top="0.097cm" fo:padding-bottom="0.097cm" fo:border="none" style:writing-mode="lr-tb"/>
    </style:style>
    <style:style style:name="Tabelle4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7" style:family="table-cell">
      <style:table-cell-properties fo:padding-left="0.101cm" fo:padding-right="0.101cm" fo:padding-top="0.097cm" fo:padding-bottom="0.097cm" fo:border="none" style:writing-mode="lr-tb"/>
    </style:style>
    <style:style style:name="Tabelle4.F7" style:family="table-cell">
      <style:table-cell-properties fo:padding-left="0.101cm" fo:padding-right="0.101cm" fo:padding-top="0.097cm" fo:padding-bottom="0.097cm" fo:border="none" style:writing-mode="lr-tb"/>
    </style:style>
    <style:style style:name="Tabelle4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8" style:family="table-cell">
      <style:table-cell-properties fo:padding-left="0.101cm" fo:padding-right="0.101cm" fo:padding-top="0.097cm" fo:padding-bottom="0.097cm" fo:border="none" style:writing-mode="lr-tb"/>
    </style:style>
    <style:style style:name="Tabelle4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9" style:family="table-cell">
      <style:table-cell-properties fo:padding="0cm" fo:border="none" style:writing-mode="lr-tb"/>
    </style:style>
    <style:style style:name="Tabelle4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0" style:family="table-cell">
      <style:table-cell-properties fo:padding-left="0.101cm" fo:padding-right="0.101cm" fo:padding-top="0.097cm" fo:padding-bottom="0.097cm" fo:border="none" style:writing-mode="lr-tb"/>
    </style:style>
    <style:style style:name="Tabelle4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1" style:family="table-cell">
      <style:table-cell-properties fo:padding-left="0.101cm" fo:padding-right="0.101cm" fo:padding-top="0.097cm" fo:padding-bottom="0.097cm" fo:border="none" style:writing-mode="lr-tb"/>
    </style:style>
    <style:style style:name="Tabelle4.F11" style:family="table-cell">
      <style:table-cell-properties fo:padding-left="0.101cm" fo:padding-right="0.101cm" fo:padding-top="0.097cm" fo:padding-bottom="0.097cm" fo:border="none" style:writing-mode="lr-tb"/>
    </style:style>
    <style:style style:name="Tabelle4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2" style:family="table-cell">
      <style:table-cell-properties fo:padding-left="0.101cm" fo:padding-right="0.101cm" fo:padding-top="0.097cm" fo:padding-bottom="0.097cm" fo:border="none" style:writing-mode="lr-tb"/>
    </style:style>
    <style:style style:name="Tabelle4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3" style:family="table-cell">
      <style:table-cell-properties fo:padding="0cm" fo:border="none" style:writing-mode="lr-tb"/>
    </style:style>
    <style:style style:name="Tabelle4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4" style:family="table-cell">
      <style:table-cell-properties fo:padding-left="0.101cm" fo:padding-right="0.101cm" fo:padding-top="0.097cm" fo:padding-bottom="0.097cm" fo:border="none" style:writing-mode="lr-tb"/>
    </style:style>
    <style:style style:name="Tabelle4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5" style:family="table-cell">
      <style:table-cell-properties fo:padding-left="0.101cm" fo:padding-right="0.101cm" fo:padding-top="0.097cm" fo:padding-bottom="0.097cm" fo:border="none" style:writing-mode="lr-tb"/>
    </style:style>
    <style:style style:name="Tabelle4.F15" style:family="table-cell">
      <style:table-cell-properties fo:padding-left="0.101cm" fo:padding-right="0.101cm" fo:padding-top="0.097cm" fo:padding-bottom="0.097cm" fo:border="none" style:writing-mode="lr-tb"/>
    </style:style>
    <style:style style:name="Tabelle4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6" style:family="table-cell">
      <style:table-cell-properties fo:padding-left="0.101cm" fo:padding-right="0.101cm" fo:padding-top="0.097cm" fo:padding-bottom="0.097cm" fo:border="none" style:writing-mode="lr-tb"/>
    </style:style>
    <style:style style:name="Tabelle4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7" style:family="table-cell">
      <style:table-cell-properties fo:padding="0cm" fo:border="none" style:writing-mode="lr-tb"/>
    </style:style>
    <style:style style:name="Tabelle4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8" style:family="table-cell">
      <style:table-cell-properties fo:padding-left="0.101cm" fo:padding-right="0.101cm" fo:padding-top="0.097cm" fo:padding-bottom="0.097cm" fo:border="none" style:writing-mode="lr-tb"/>
    </style:style>
    <style:style style:name="Tabelle4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9" style:family="table-cell">
      <style:table-cell-properties fo:padding-left="0.101cm" fo:padding-right="0.101cm" fo:padding-top="0.097cm" fo:padding-bottom="0.097cm" fo:border="none" style:writing-mode="lr-tb"/>
    </style:style>
    <style:style style:name="Tabelle4.F19" style:family="table-cell">
      <style:table-cell-properties fo:padding-left="0.101cm" fo:padding-right="0.101cm" fo:padding-top="0.097cm" fo:padding-bottom="0.097cm" fo:border="none" style:writing-mode="lr-tb"/>
    </style:style>
    <style:style style:name="Tabelle4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0" style:family="table-cell">
      <style:table-cell-properties fo:padding-left="0.101cm" fo:padding-right="0.101cm" fo:padding-top="0.097cm" fo:padding-bottom="0.097cm" fo:border="none" style:writing-mode="lr-tb"/>
    </style:style>
    <style:style style:name="Tabelle4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1" style:family="table-cell">
      <style:table-cell-properties fo:padding="0cm" fo:border="none" style:writing-mode="lr-tb"/>
    </style:style>
    <style:style style:name="Tabelle4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2" style:family="table-cell">
      <style:table-cell-properties fo:padding-left="0.101cm" fo:padding-right="0.101cm" fo:padding-top="0.097cm" fo:padding-bottom="0.097cm" fo:border="none" style:writing-mode="lr-tb"/>
    </style:style>
    <style:style style:name="Tabelle4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3" style:family="table-cell">
      <style:table-cell-properties fo:padding-left="0.101cm" fo:padding-right="0.101cm" fo:padding-top="0.097cm" fo:padding-bottom="0.097cm" fo:border="none" style:writing-mode="lr-tb"/>
    </style:style>
    <style:style style:name="Tabelle4.F23" style:family="table-cell">
      <style:table-cell-properties fo:padding-left="0.101cm" fo:padding-right="0.101cm" fo:padding-top="0.097cm" fo:padding-bottom="0.097cm" fo:border="none" style:writing-mode="lr-tb"/>
    </style:style>
    <style:style style:name="Tabelle4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4" style:family="table-cell">
      <style:table-cell-properties fo:padding-left="0.101cm" fo:padding-right="0.101cm" fo:padding-top="0.097cm" fo:padding-bottom="0.097cm" fo:border="none" style:writing-mode="lr-tb"/>
    </style:style>
    <style:style style:name="Tabelle4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5" style:family="table-cell">
      <style:table-cell-properties fo:padding="0cm" fo:border="none" style:writing-mode="lr-tb"/>
    </style:style>
    <style:style style:name="Tabelle4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6" style:family="table-cell">
      <style:table-cell-properties fo:padding-left="0.101cm" fo:padding-right="0.101cm" fo:padding-top="0.097cm" fo:padding-bottom="0.097cm" fo:border="none" style:writing-mode="lr-tb"/>
    </style:style>
    <style:style style:name="Tabelle4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7" style:family="table-cell">
      <style:table-cell-properties fo:padding-left="0.101cm" fo:padding-right="0.101cm" fo:padding-top="0.097cm" fo:padding-bottom="0.097cm" fo:border="none" style:writing-mode="lr-tb"/>
    </style:style>
    <style:style style:name="Tabelle4.F27" style:family="table-cell">
      <style:table-cell-properties fo:padding-left="0.101cm" fo:padding-right="0.101cm" fo:padding-top="0.097cm" fo:padding-bottom="0.097cm" fo:border="none" style:writing-mode="lr-tb"/>
    </style:style>
    <style:style style:name="Tabelle4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8" style:family="table-cell">
      <style:table-cell-properties fo:padding-left="0.101cm" fo:padding-right="0.101cm" fo:padding-top="0.097cm" fo:padding-bottom="0.097cm" fo:border="none" style:writing-mode="lr-tb"/>
    </style:style>
    <style:style style:name="Tabelle4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9" style:family="table-cell">
      <style:table-cell-properties fo:padding="0cm" fo:border="none" style:writing-mode="lr-tb"/>
    </style:style>
    <style:style style:name="Tabelle4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0" style:family="table-cell">
      <style:table-cell-properties fo:padding-left="0.101cm" fo:padding-right="0.101cm" fo:padding-top="0.097cm" fo:padding-bottom="0.097cm" fo:border="none" style:writing-mode="lr-tb"/>
    </style:style>
    <style:style style:name="Tabelle4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1" style:family="table-cell">
      <style:table-cell-properties fo:padding-left="0.101cm" fo:padding-right="0.101cm" fo:padding-top="0.097cm" fo:padding-bottom="0.097cm" fo:border="none" style:writing-mode="lr-tb"/>
    </style:style>
    <style:style style:name="Tabelle4.F31" style:family="table-cell">
      <style:table-cell-properties fo:padding-left="0.101cm" fo:padding-right="0.101cm" fo:padding-top="0.097cm" fo:padding-bottom="0.097cm" fo:border="none" style:writing-mode="lr-tb"/>
    </style:style>
    <style:style style:name="Tabelle4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2" style:family="table-cell">
      <style:table-cell-properties fo:padding-left="0.101cm" fo:padding-right="0.101cm" fo:padding-top="0.097cm" fo:padding-bottom="0.097cm" fo:border="none" style:writing-mode="lr-tb"/>
    </style:style>
    <style:style style:name="Tabelle4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3" style:family="table-cell">
      <style:table-cell-properties fo:padding="0cm" fo:border="none" style:writing-mode="lr-tb"/>
    </style:style>
    <style:style style:name="Tabelle4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4" style:family="table-cell">
      <style:table-cell-properties fo:padding-left="0.101cm" fo:padding-right="0.101cm" fo:padding-top="0.097cm" fo:padding-bottom="0.097cm" fo:border="none" style:writing-mode="lr-tb"/>
    </style:style>
    <style:style style:name="Tabelle4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5" style:family="table-cell">
      <style:table-cell-properties fo:padding-left="0.101cm" fo:padding-right="0.101cm" fo:padding-top="0.097cm" fo:padding-bottom="0.097cm" fo:border="none" style:writing-mode="lr-tb"/>
    </style:style>
    <style:style style:name="Tabelle4.F35" style:family="table-cell">
      <style:table-cell-properties fo:padding-left="0.101cm" fo:padding-right="0.101cm" fo:padding-top="0.097cm" fo:padding-bottom="0.097cm" fo:border="none" style:writing-mode="lr-tb"/>
    </style:style>
    <style:style style:name="Tabelle4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6" style:family="table-cell">
      <style:table-cell-properties fo:padding-left="0.101cm" fo:padding-right="0.101cm" fo:padding-top="0.097cm" fo:padding-bottom="0.097cm" fo:border="none" style:writing-mode="lr-tb"/>
    </style:style>
    <style:style style:name="Tabelle4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7" style:family="table-cell">
      <style:table-cell-properties fo:padding="0cm" fo:border="none" style:writing-mode="lr-tb"/>
    </style:style>
    <style:style style:name="Tabelle4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8" style:family="table-cell">
      <style:table-cell-properties fo:padding-left="0.101cm" fo:padding-right="0.101cm" fo:padding-top="0.097cm" fo:padding-bottom="0.097cm" fo:border="none" style:writing-mode="lr-tb"/>
    </style:style>
    <style:style style:name="Tabelle4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9" style:family="table-cell">
      <style:table-cell-properties fo:padding-left="0.101cm" fo:padding-right="0.101cm" fo:padding-top="0.097cm" fo:padding-bottom="0.097cm" fo:border="none" style:writing-mode="lr-tb"/>
    </style:style>
    <style:style style:name="Tabelle4.F39" style:family="table-cell">
      <style:table-cell-properties fo:padding-left="0.101cm" fo:padding-right="0.101cm" fo:padding-top="0.097cm" fo:padding-bottom="0.097cm" fo:border="none" style:writing-mode="lr-tb"/>
    </style:style>
    <style:style style:name="Tabelle4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0" style:family="table-cell">
      <style:table-cell-properties fo:padding-left="0.101cm" fo:padding-right="0.101cm" fo:padding-top="0.097cm" fo:padding-bottom="0.097cm" fo:border="none" style:writing-mode="lr-tb"/>
    </style:style>
    <style:style style:name="Tabelle4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1" style:family="table-cell">
      <style:table-cell-properties fo:padding="0cm" fo:border="none" style:writing-mode="lr-tb"/>
    </style:style>
    <style:style style:name="Tabelle4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2" style:family="table-cell">
      <style:table-cell-properties fo:padding-left="0.101cm" fo:padding-right="0.101cm" fo:padding-top="0.097cm" fo:padding-bottom="0.097cm" fo:border="none" style:writing-mode="lr-tb"/>
    </style:style>
    <style:style style:name="Tabelle4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3" style:family="table-cell">
      <style:table-cell-properties fo:padding-left="0.101cm" fo:padding-right="0.101cm" fo:padding-top="0.097cm" fo:padding-bottom="0.097cm" fo:border="none" style:writing-mode="lr-tb"/>
    </style:style>
    <style:style style:name="Tabelle4.F43" style:family="table-cell">
      <style:table-cell-properties fo:padding-left="0.101cm" fo:padding-right="0.101cm" fo:padding-top="0.097cm" fo:padding-bottom="0.097cm" fo:border="none" style:writing-mode="lr-tb"/>
    </style:style>
    <style:style style:name="Tabelle4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4" style:family="table-cell">
      <style:table-cell-properties fo:padding-left="0.101cm" fo:padding-right="0.101cm" fo:padding-top="0.097cm" fo:padding-bottom="0.097cm" fo:border="none" style:writing-mode="lr-tb"/>
    </style:style>
    <style:style style:name="Tabelle4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5" style:family="table-cell">
      <style:table-cell-properties fo:padding="0cm" fo:border="none" style:writing-mode="lr-tb"/>
    </style:style>
    <style:style style:name="Tabelle4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6" style:family="table-cell">
      <style:table-cell-properties fo:padding-left="0.101cm" fo:padding-right="0.101cm" fo:padding-top="0.097cm" fo:padding-bottom="0.097cm" fo:border="none" style:writing-mode="lr-tb"/>
    </style:style>
    <style:style style:name="Tabelle4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7" style:family="table-cell">
      <style:table-cell-properties fo:padding-left="0.101cm" fo:padding-right="0.101cm" fo:padding-top="0.097cm" fo:padding-bottom="0.097cm" fo:border="none" style:writing-mode="lr-tb"/>
    </style:style>
    <style:style style:name="Tabelle4.F47" style:family="table-cell">
      <style:table-cell-properties fo:padding-left="0.101cm" fo:padding-right="0.101cm" fo:padding-top="0.097cm" fo:padding-bottom="0.097cm" fo:border="none" style:writing-mode="lr-tb"/>
    </style:style>
    <style:style style:name="Tabelle4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8" style:family="table-cell">
      <style:table-cell-properties fo:padding-left="0.101cm" fo:padding-right="0.101cm" fo:padding-top="0.097cm" fo:padding-bottom="0.097cm" fo:border="none" style:writing-mode="lr-tb"/>
    </style:style>
    <style:style style:name="Tabelle4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9" style:family="table-cell">
      <style:table-cell-properties fo:padding="0cm" fo:border="none" style:writing-mode="lr-tb"/>
    </style:style>
    <style:style style:name="Tabelle4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0" style:family="table-cell">
      <style:table-cell-properties fo:padding-left="0.101cm" fo:padding-right="0.101cm" fo:padding-top="0.097cm" fo:padding-bottom="0.097cm" fo:border="none" style:writing-mode="lr-tb"/>
    </style:style>
    <style:style style:name="Tabelle4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1" style:family="table-cell">
      <style:table-cell-properties fo:padding-left="0.101cm" fo:padding-right="0.101cm" fo:padding-top="0.097cm" fo:padding-bottom="0.097cm" fo:border="none" style:writing-mode="lr-tb"/>
    </style:style>
    <style:style style:name="Tabelle4.F51" style:family="table-cell">
      <style:table-cell-properties fo:padding-left="0.101cm" fo:padding-right="0.101cm" fo:padding-top="0.097cm" fo:padding-bottom="0.097cm" fo:border="none" style:writing-mode="lr-tb"/>
    </style:style>
    <style:style style:name="Tabelle4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2" style:family="table-cell">
      <style:table-cell-properties fo:padding-left="0.101cm" fo:padding-right="0.101cm" fo:padding-top="0.097cm" fo:padding-bottom="0.097cm" fo:border="none" style:writing-mode="lr-tb"/>
    </style:style>
    <style:style style:name="Tabelle4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AantalUitgebrachteStemmen.6" style:family="table-row">
      <style:table-row-properties style:row-height="0.21cm" fo:background-color="transparent" style:use-optimal-row-height="false">
        <style:background-image/>
      </style:table-row-properties>
    </style:style>
    <style:style style:name="AantalUitgebrachteStemmen.B6" style:family="table-cell">
      <style:table-cell-properties style:vertical-align="middle" fo:padding="0.049cm" fo:border="none" fo:wrap-option="no-wrap" style:writing-mode="lr-tb"/>
    </style:style>
    <style:style style:name="AantalUitgebrachteStemmen.C6" style:family="table-cell">
      <style:table-cell-properties style:vertical-align="middle" fo:padding="0.049cm" fo:border="none" fo:wrap-option="no-wrap" style:writing-mode="lr-tb"/>
    </style:style>
    <style:style style:name="AantalUitgebrachteStemmen.D6" style:family="table-cell">
      <style:table-cell-properties style:vertical-align="middle" fo:background-color="transparent" fo:padding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AantalUitgebrachteStemmen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UitgebrachteStemmen.B7" style:family="table-cell">
      <style:table-cell-properties style:vertical-align="middle" fo:padding="0.049cm" fo:border="none" fo:wrap-option="no-wrap" style:writing-mode="lr-tb"/>
    </style:style>
    <style:style style:name="AantalUitgebrachteStemmen.C7" style:family="table-cell">
      <style:table-cell-properties style:vertical-align="middle" fo:padding="0.049cm" fo:border="none" fo:wrap-option="no-wrap" style:writing-mode="lr-tb"/>
    </style:style>
    <style:style style:name="AantalUitgebrachteStemmen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UitgebrachteStemmen.B8" style:family="table-cell">
      <style:table-cell-properties style:vertical-align="middle" fo:padding-left="0.049cm" fo:padding-right="0.101cm" fo:padding-top="0.049cm" fo:padding-bottom="0.049cm" fo:border="none" fo:wrap-option="no-wrap" style:writing-mode="lr-tb"/>
    </style:style>
    <style:style style:name="AantalUitgebrachteStemmen.C8" style:family="table-cell">
      <style:table-cell-properties style:vertical-align="middle" fo:padding="0.049cm" fo:border="none" fo:wrap-option="no-wrap" style:writing-mode="lr-tb"/>
    </style:style>
    <style:style style:name="AantalUitgebrachteStemmen.D8" style:family="table-cell">
      <style:table-cell-properties style:vertical-align="middle" fo:background-color="#000000" fo:padding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UitgebrachteStemmen.E8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AantalUitgebrachteStemmen.F8" style:family="table-cell">
      <style:table-cell-properties style:vertical-align="middle" fo:padding="0cm" fo:border="none" fo:wrap-option="no-wrap" style:writing-mode="lr-tb"/>
    </style:style>
    <style:style style:name="VerschilMeer" style:family="table">
      <style:table-properties style:width="18.202cm" style:rel-width="100%" table:align="left" style:may-break-between-rows="false" style:writing-mode="lr-tb"/>
    </style:style>
    <style:style style:name="VerschilMeer.A" style:family="table-column">
      <style:table-column-properties style:column-width="15cm" style:rel-column-width="8504*"/>
    </style:style>
    <style:style style:name="VerschilMeer.B" style:family="table-column">
      <style:table-column-properties style:column-width="0.25cm" style:rel-column-width="142*"/>
    </style:style>
    <style:style style:name="VerschilMeer.C" style:family="table-column">
      <style:table-column-properties style:column-width="1.55cm" style:rel-column-width="879*"/>
    </style:style>
    <style:style style:name="VerschilMeer.D" style:family="table-column">
      <style:table-column-properties style:column-width="1.401cm" style:rel-column-width="794*"/>
    </style:style>
    <style:style style:name="VerschilMeer.1" style:family="table-row">
      <style:table-row-properties style:min-row-height="0.661cm" fo:keep-together="always" style:use-optimal-row-height="false"/>
    </style:style>
    <style:style style:name="VerschilMe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e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e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e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table:align="left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8.2cm" fo:margin-left="0cm" fo:margin-top="0cm" fo:margin-bottom="0cm" table:align="left" style:writing-mode="lr-tb"/>
    </style:style>
    <style:style style:name="Tabelle1.A" style:family="table-column">
      <style:table-column-properties style:column-width="18.2cm"/>
    </style:style>
    <style:style style:name="Tabelle1.1" style:family="table-row">
      <style:table-row-properties style:row-height="0.45cm" fo:keep-together="auto"/>
    </style:style>
    <style:style style:name="Tabelle1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1.A2" style:family="table-cell">
      <style:table-cell-properties fo:padding="0.097cm" fo:border-left="none" fo:border-right="none" fo:border-top="none" fo:border-bottom="0.75pt solid #000000" style:writing-mode="lr-tb"/>
    </style:style>
    <style:style style:name="Tabelle2" style:family="table">
      <style:table-properties style:width="18.2cm" fo:margin-left="0cm" fo:margin-top="0cm" fo:margin-bottom="0cm" table:align="left" style:writing-mode="lr-tb"/>
    </style:style>
    <style:style style:name="Tabelle2.A" style:family="table-column">
      <style:table-column-properties style:column-width="18.2cm"/>
    </style:style>
    <style:style style:name="Tabelle2.1" style:family="table-row">
      <style:table-row-properties style:row-height="0.45cm" fo:keep-together="auto"/>
    </style:style>
    <style:style style:name="Tabelle2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2.A2" style:family="table-cell">
      <style:table-cell-properties fo:padding="0.097cm" fo:border-left="none" fo:border-right="none" fo:border-top="none" fo:border-bottom="0.75pt solid #000000" style:writing-mode="lr-tb"/>
    </style:style>
    <style:style style:name="Tabelle3" style:family="table">
      <style:table-properties style:width="18.2cm" fo:margin-left="0cm" fo:margin-top="0cm" fo:margin-bottom="0cm" table:align="left" style:writing-mode="lr-tb"/>
    </style:style>
    <style:style style:name="Tabelle3.A" style:family="table-column">
      <style:table-column-properties style:column-width="18.2cm"/>
    </style:style>
    <style:style style:name="Tabelle3.1" style:family="table-row">
      <style:table-row-properties style:row-height="0.45cm" fo:keep-together="auto"/>
    </style:style>
    <style:style style:name="Tabelle3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3.A2" style:family="table-cell">
      <style:table-cell-properties fo:padding="0.097cm" fo:border-left="none" fo:border-right="none" fo:border-top="none" fo:border-bottom="0.75pt solid #000000" style:writing-mode="lr-tb"/>
    </style:style>
    <style:style style:name="Lijst" style:family="table">
      <style:table-properties style:width="18.202cm" style:rel-width="100%" fo:margin-left="0cm" fo:break-before="page" table:align="left" fo:background-color="transparent">
        <style:background-image/>
      </style:table-properties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Lijst.4" style:family="table-row">
      <style:table-row-properties fo:background-color="transparent">
        <style:background-image/>
      </style:table-row-properties>
    </style:style>
    <style:style style:name="Lijst.A4" style:family="table-cell">
      <style:table-cell-properties style:vertical-align="middle" fo:background-color="#f2f2f2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Lijst.C4" style:family="table-cell">
      <style:table-cell-properties style:vertical-align="middle" fo:background-color="#f2f2f2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18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529cm"/>
    </style:style>
    <style:style style:name="DatumTijdOndertekening.F" style:family="table-column">
      <style:table-column-properties style:column-width="0.499cm"/>
    </style:style>
    <style:style style:name="DatumTijdOndertekening.H" style:family="table-column">
      <style:table-column-properties style:column-width="0.471cm"/>
    </style:style>
    <style:style style:name="DatumTijdOndertekening.J" style:family="table-column">
      <style:table-column-properties style:column-width="0.383cm"/>
    </style:style>
    <style:style style:name="DatumTijdOndertekening.K" style:family="table-column">
      <style:table-column-properties style:column-width="0.381cm"/>
    </style:style>
    <style:style style:name="DatumTijdOndertekening.L" style:family="table-column">
      <style:table-column-properties style:column-width="0.441cm"/>
    </style:style>
    <style:style style:name="DatumTijdOndertekening.M" style:family="table-column">
      <style:table-column-properties style:column-width="0.413cm"/>
    </style:style>
    <style:style style:name="DatumTijdOndertekening.N" style:family="table-column">
      <style:table-column-properties style:column-width="0.51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05pt dashed #dddddd" fo:border-right="0.05pt solid #000000" fo:border-top="0.05pt solid #000000" fo:border-bottom="0.05pt solid #000000" style:writing-mode="lr-tb"/>
    </style:style>
    <style:style style:name="DatumTijdOndertekening.D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05pt solid #000000" fo:border-bottom="0.0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DatumTijdOndertekening.K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L2" style:family="table-cell">
      <style:table-cell-properties style:vertical-align="middle" fo:padding-left="0.101cm" fo:padding-right="0.101cm" fo:padding-top="0cm" fo:padding-bottom="0cm" fo:border-left="0.5pt dashed #dddddd" fo:border-right="0.5pt solid #000000" fo:border-top="0.5pt solid #000000" fo:border-bottom="0.5pt solid #000000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5" style:family="table">
      <style:table-properties style:width="18.202cm" fo:break-before="page" table:align="margins"/>
    </style:style>
    <style:style style:name="Tabelle5.A" style:family="table-column">
      <style:table-column-properties style:column-width="18.202cm" style:rel-column-width="65535*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Bezwaren" style:family="table">
      <style:table-properties style:width="18.202cm" table:align="margins"/>
    </style:style>
    <style:style style:name="Bezwaren.A" style:family="table-column">
      <style:table-column-properties style:column-width="18.202cm" style:rel-column-width="65535*"/>
    </style:style>
    <style:style style:name="Bezwaren.A1" style:family="table-cell">
      <style:table-cell-properties fo:padding="0cm" fo:border="none"/>
    </style:style>
    <style:style style:name="P1" style:family="paragraph" style:parent-style-name="Header">
      <style:text-properties xmlns:officeooo="http://openoffice.org/2009/office" officeooo:paragraph-rsid="00b4bf2f"/>
    </style:style>
    <style:style style:name="P2" style:family="paragraph" style:parent-style-name="Footer">
      <style:text-properties xmlns:officeooo="http://openoffice.org/2009/office" officeooo:paragraph-rsid="00780269"/>
    </style:style>
    <style:style style:name="P3" style:family="paragraph" style:parent-style-name="Header">
      <style:text-properties xmlns:officeooo="http://openoffice.org/2009/office" officeooo:paragraph-rsid="009087ca"/>
    </style:style>
    <style:style style:name="P4" style:family="paragraph" style:parent-style-name="Indented">
      <style:text-properties xmlns:officeooo="http://openoffice.org/2009/office" officeooo:paragraph-rsid="008794ff"/>
    </style:style>
    <style:style style:name="P5" style:family="paragraph" style:parent-style-name="Standard">
      <style:text-properties xmlns:officeooo="http://openoffice.org/2009/office" officeooo:paragraph-rsid="008794ff"/>
    </style:style>
    <style:style style:name="P6" style:family="paragraph" style:parent-style-name="Indented">
      <style:paragraph-properties fo:line-height="150%"/>
    </style:style>
    <style:style style:name="P7" style:family="paragraph" style:parent-style-name="Indented">
      <style:paragraph-properties fo:line-height="150%"/>
      <style:text-properties xmlns:officeooo="http://openoffice.org/2009/office" officeooo:paragraph-rsid="008188e8"/>
    </style:style>
    <style:style style:name="P8" style:family="paragraph" style:parent-style-name="Indented">
      <style:paragraph-properties fo:line-height="150%"/>
      <style:text-properties xmlns:officeooo="http://openoffice.org/2009/office" officeooo:paragraph-rsid="00a4738f"/>
    </style:style>
    <style:style style:name="P9" style:family="paragraph" style:parent-style-name="Indented">
      <style:text-properties xmlns:officeooo="http://openoffice.org/2009/office" officeooo:paragraph-rsid="007e8e1f"/>
    </style:style>
    <style:style style:name="P10" style:family="paragraph" style:parent-style-name="Standard">
      <style:text-properties xmlns:officeooo="http://openoffice.org/2009/office" officeooo:paragraph-rsid="007e8e1f"/>
    </style:style>
    <style:style style:name="P11" style:family="paragraph" style:parent-style-name="Indented">
      <style:text-properties xmlns:officeooo="http://openoffice.org/2009/office" officeooo:paragraph-rsid="0088ae94"/>
    </style:style>
    <style:style style:name="P12" style:family="paragraph" style:parent-style-name="Standard">
      <style:text-properties xmlns:officeooo="http://openoffice.org/2009/office" officeooo:paragraph-rsid="0088ae94"/>
    </style:style>
    <style:style style:name="P13" style:family="paragraph" style:parent-style-name="Standard">
      <style:paragraph-properties fo:break-before="page"/>
      <style:text-properties xmlns:officeooo="http://openoffice.org/2009/office" officeooo:paragraph-rsid="0088ae94"/>
    </style:style>
    <style:style style:name="P14" style:family="paragraph" style:parent-style-name="Indented">
      <style:text-properties xmlns:officeooo="http://openoffice.org/2009/office" officeooo:paragraph-rsid="009851d6"/>
    </style:style>
    <style:style style:name="P15" style:family="paragraph" style:parent-style-name="Indented">
      <style:text-properties xmlns:officeooo="http://openoffice.org/2009/office" officeooo:paragraph-rsid="007e8797"/>
    </style:style>
    <style:style style:name="P16" style:family="paragraph" style:parent-style-name="Standard">
      <style:text-properties xmlns:officeooo="http://openoffice.org/2009/office" officeooo:paragraph-rsid="007e879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xmlns:officeooo="http://openoffice.org/2009/office" officeooo:paragraph-rsid="0088ae94"/>
    </style:style>
    <style:style style:name="P19" style:family="paragraph" style:parent-style-name="Standard">
      <style:paragraph-properties fo:text-align="center" style:justify-single-word="false"/>
      <style:text-properties xmlns:officeooo="http://openoffice.org/2009/office" officeooo:paragraph-rsid="00a462dc"/>
    </style:style>
    <style:style style:name="P20" style:family="paragraph" style:parent-style-name="Standard">
      <style:paragraph-properties fo:text-align="center" style:justify-single-word="false"/>
      <style:text-properties xmlns:officeooo="http://openoffice.org/2009/office" officeooo:paragraph-rsid="00a4738f"/>
    </style:style>
    <style:style style:name="P21" style:family="paragraph" style:parent-style-name="Standard">
      <style:paragraph-properties fo:text-align="center" style:justify-single-word="false"/>
      <style:text-properties fo:font-weight="bold"/>
    </style:style>
    <style:style style:name="P22" style:family="paragraph" style:parent-style-name="Standard">
      <style:text-properties fo:font-size="6pt"/>
    </style:style>
    <style:style style:name="P23" style:family="paragraph" style:parent-style-name="Standard">
      <style:text-properties xmlns:officeooo="http://openoffice.org/2009/office" fo:font-size="6pt" officeooo:paragraph-rsid="00c3de88"/>
    </style:style>
    <style:style style:name="P24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25" style:family="paragraph" style:parent-style-name="Standard">
      <style:text-properties xmlns:officeooo="http://openoffice.org/2009/office" fo:font-size="8pt" fo:font-style="italic" officeooo:paragraph-rsid="007654d4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28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29" style:family="paragraph" style:parent-style-name="Standard">
      <style:paragraph-properties fo:text-align="end" style:justify-single-word="false"/>
      <style:text-properties xmlns:officeooo="http://openoffice.org/2009/office" officeooo:paragraph-rsid="0088ae94"/>
    </style:style>
    <style:style style:name="P30" style:family="paragraph" style:parent-style-name="Standard">
      <style:text-properties fo:font-style="normal"/>
    </style:style>
    <style:style style:name="P31" style:family="paragraph" style:parent-style-name="Standard">
      <style:text-properties xmlns:officeooo="http://openoffice.org/2009/office" officeooo:paragraph-rsid="0068f2c0"/>
    </style:style>
    <style:style style:name="P32" style:family="paragraph" style:parent-style-name="Standard">
      <style:text-properties xmlns:officeooo="http://openoffice.org/2009/office" officeooo:paragraph-rsid="006c2674"/>
    </style:style>
    <style:style style:name="P33" style:family="paragraph" style:parent-style-name="Standard">
      <style:text-properties xmlns:officeooo="http://openoffice.org/2009/office" fo:font-size="7pt" officeooo:paragraph-rsid="00a462dc" style:font-size-asian="7pt" style:font-size-complex="7pt"/>
    </style:style>
    <style:style style:name="P34" style:family="paragraph" style:parent-style-name="Standard">
      <style:text-properties xmlns:officeooo="http://openoffice.org/2009/office" officeooo:paragraph-rsid="007c4c4e"/>
    </style:style>
    <style:style style:name="P35" style:family="paragraph" style:parent-style-name="Standard">
      <style:text-properties xmlns:officeooo="http://openoffice.org/2009/office" officeooo:paragraph-rsid="007654d4"/>
    </style:style>
    <style:style style:name="P36" style:family="paragraph" style:parent-style-name="Standard">
      <style:text-properties xmlns:officeooo="http://openoffice.org/2009/office" officeooo:paragraph-rsid="007a673d"/>
    </style:style>
    <style:style style:name="P37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38" style:family="paragraph" style:parent-style-name="Standard">
      <style:text-properties xmlns:officeooo="http://openoffice.org/2009/office" officeooo:paragraph-rsid="007efc74"/>
    </style:style>
    <style:style style:name="P39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40" style:family="paragraph" style:parent-style-name="Standard">
      <style:text-properties xmlns:officeooo="http://openoffice.org/2009/office" style:font-name="Arial" fo:font-size="9pt" officeooo:paragraph-rsid="008188e8"/>
    </style:style>
    <style:style style:name="P41" style:family="paragraph" style:parent-style-name="Standard">
      <style:paragraph-properties fo:text-align="center" style:justify-single-word="false"/>
      <style:text-properties xmlns:officeooo="http://openoffice.org/2009/office" style:font-name="Arial" fo:font-size="9pt" fo:font-weight="bold" officeooo:rsid="00c3de88" officeooo:paragraph-rsid="00c3de88"/>
    </style:style>
    <style:style style:name="P42" style:family="paragraph" style:parent-style-name="Standard">
      <style:paragraph-properties fo:text-align="end" style:justify-single-word="false"/>
      <style:text-properties style:font-name="Arial" fo:font-size="9pt" fo:font-style="italic" style:text-underline-style="none" fo:font-weight="bold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style:font-name="Arial" fo:font-size="9pt" fo:font-style="italic" style:text-underline-style="none" fo:font-weight="bold" officeooo:paragraph-rsid="00c3de88"/>
    </style:style>
    <style:style style:name="P44" style:family="paragraph" style:parent-style-name="Standard">
      <style:text-properties xmlns:officeooo="http://openoffice.org/2009/office" officeooo:paragraph-rsid="00807206"/>
    </style:style>
    <style:style style:name="P45" style:family="paragraph" style:parent-style-name="Standard">
      <style:text-properties xmlns:officeooo="http://openoffice.org/2009/office" officeooo:paragraph-rsid="008188e8"/>
    </style:style>
    <style:style style:name="P46" style:family="paragraph" style:parent-style-name="Table_20_Heading">
      <style:text-properties xmlns:officeooo="http://openoffice.org/2009/office" officeooo:paragraph-rsid="008188e8"/>
    </style:style>
    <style:style style:name="P47" style:family="paragraph" style:parent-style-name="Standard">
      <style:text-properties xmlns:officeooo="http://openoffice.org/2009/office" officeooo:rsid="0088ae94" officeooo:paragraph-rsid="0088ae94"/>
    </style:style>
    <style:style style:name="P48" style:family="paragraph" style:parent-style-name="Standard">
      <style:text-properties xmlns:officeooo="http://openoffice.org/2009/office" officeooo:paragraph-rsid="00a462dc"/>
    </style:style>
    <style:style style:name="P49" style:family="paragraph" style:parent-style-name="Table_20_Heading">
      <style:text-properties xmlns:officeooo="http://openoffice.org/2009/office" officeooo:paragraph-rsid="00a462dc"/>
    </style:style>
    <style:style style:name="P50" style:family="paragraph" style:parent-style-name="Standard">
      <style:text-properties xmlns:officeooo="http://openoffice.org/2009/office" officeooo:paragraph-rsid="00a4738f"/>
    </style:style>
    <style:style style:name="P51" style:family="paragraph" style:parent-style-name="Standard">
      <style:paragraph-properties fo:break-before="page"/>
      <style:text-properties xmlns:officeooo="http://openoffice.org/2009/office" officeooo:paragraph-rsid="00a4738f"/>
    </style:style>
    <style:style style:name="P52" style:family="paragraph" style:parent-style-name="Standard">
      <style:paragraph-properties fo:break-before="page"/>
      <style:text-properties xmlns:officeooo="http://openoffice.org/2009/office" fo:font-size="16pt" fo:font-weight="bold" officeooo:paragraph-rsid="00a578bf" style:font-size-asian="16pt" style:font-weight-asian="bold" style:font-size-complex="16pt" style:font-weight-complex="bold"/>
    </style:style>
    <style:style style:name="P53" style:family="paragraph" style:parent-style-name="Table_20_Heading">
      <style:paragraph-properties fo:text-align="start" style:justify-single-word="false"/>
      <style:text-properties xmlns:officeooo="http://openoffice.org/2009/office" officeooo:paragraph-rsid="00a462dc"/>
    </style:style>
    <style:style style:name="P54" style:family="paragraph" style:parent-style-name="Table_20_Heading">
      <style:text-properties xmlns:officeooo="http://openoffice.org/2009/office" officeooo:rsid="006d0d52" officeooo:paragraph-rsid="00a462dc"/>
    </style:style>
    <style:style style:name="P55" style:family="paragraph" style:parent-style-name="Table_20_Heading">
      <style:text-properties xmlns:officeooo="http://openoffice.org/2009/office" officeooo:rsid="006c2674" officeooo:paragraph-rsid="008188e8"/>
    </style:style>
    <style:style style:name="P56" style:family="paragraph" style:parent-style-name="Text_20_body">
      <style:text-properties xmlns:officeooo="http://openoffice.org/2009/office" officeooo:rsid="008447a9" officeooo:paragraph-rsid="009087ca"/>
    </style:style>
    <style:style style:name="P57" style:family="paragraph" style:parent-style-name="Standard" style:master-page-name="">
      <style:paragraph-properties style:page-number="auto" fo:break-after="page"/>
    </style:style>
    <style:style style:name="P58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88ae94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Heading_20_3_20_No_20_List" style:master-page-name="">
      <style:paragraph-properties fo:margin-top="0.199cm" fo:margin-bottom="0.21cm" style:contextual-spacing="false"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Heading_20_3_20_No_20_List">
      <style:paragraph-properties fo:margin-top="0.199cm" fo:margin-bottom="0.21cm" style:contextual-spacing="false"/>
    </style:style>
    <style:style style:name="P6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1" fo:font-size="8pt" style:font-size-asian="8pt" style:font-name-complex="Liberation Serif" style:font-size-complex="8pt"/>
    </style:style>
    <style:style style:name="P6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xmlns:officeooo="http://openoffice.org/2009/office" style:font-name="Liberation Serif1" fo:font-size="8pt" officeooo:paragraph-rsid="009f801a" style:font-size-asian="8pt" style:font-name-complex="Liberation Serif" style:font-size-complex="8pt"/>
    </style:style>
    <style:style style:name="P64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58a1b"/>
    </style:style>
    <style:style style:name="P65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7" style:family="paragraph" style:parent-style-name="Standard">
      <style:paragraph-properties fo:hyphenation-ladder-count="no-limit"/>
      <style:text-properties xmlns:officeooo="http://openoffice.org/2009/office" officeooo:paragraph-rsid="00bbee4e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xmlns:officeooo="http://openoffice.org/2009/office" officeooo:paragraph-rsid="00811052"/>
    </style:style>
    <style:style style:name="P70" style:family="paragraph" style:parent-style-name="Standard">
      <style:paragraph-properties fo:margin-left="0cm" fo:margin-right="0cm" fo:line-height="115%" fo:hyphenation-ladder-count="no-limit" fo:text-indent="0cm" style:auto-text-indent="false" style:writing-mode="lr-tb"/>
      <style:text-properties fo:hyphenate="false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xmlns:officeooo="http://openoffice.org/2009/office" fo:font-size="11pt" fo:font-weight="bold" officeooo:paragraph-rsid="0088ae94" style:font-size-asian="11pt" style:font-weight-asian="bold" style:font-size-complex="11pt" style:font-weight-complex="bold"/>
    </style:style>
    <style:style style:name="P72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font-size="11pt" fo:font-weight="bold" style:font-size-asian="11pt" style:font-weight-asian="bold" style:font-size-complex="11pt" style:font-weight-complex="bold"/>
    </style:style>
    <style:style style:name="P73" style:family="paragraph" style:parent-style-name="Standard">
      <style:paragraph-properties fo:break-after="page"/>
      <style:text-properties xmlns:officeooo="http://openoffice.org/2009/office" officeooo:paragraph-rsid="00bb602a"/>
    </style:style>
    <style:style style:name="P74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xmlns:officeooo="http://openoffice.org/2009/office" officeooo:paragraph-rsid="00cfceba"/>
    </style:style>
    <style:style style:name="P75" style:family="paragraph" style:parent-style-name="Standard">
      <style:paragraph-properties fo:margin-left="0cm" fo:margin-right="0cm" style:line-height-at-least="0.494cm" fo:text-indent="0cm" style:auto-text-indent="false" style:writing-mode="lr-tb"/>
      <style:text-properties fo:color="#000000" loext:opacity="100%" fo:font-size="11pt" fo:font-weight="bold" style:font-name-asian="Calibri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xmlns:officeooo="http://openoffice.org/2009/office" officeooo:paragraph-rsid="00cfa99d"/>
    </style:style>
    <style:style style:name="P77" style:family="paragraph" style:parent-style-name="Standard">
      <loext:graphic-properties draw:fill-gradient-name="gradient" draw:fill-hatch-name="hatch"/>
      <style:paragraph-properties fo:margin-left="1.499cm" fo:margin-right="0cm" fo:text-indent="0cm" style:auto-text-indent="false"/>
      <style:text-properties xmlns:officeooo="http://openoffice.org/2009/office" officeooo:paragraph-rsid="00d21148"/>
    </style:style>
    <style:style style:name="P78" style:family="paragraph" style:parent-style-name="Standard">
      <loext:graphic-properties draw:fill-gradient-name="gradient" draw:fill-hatch-name="hatch"/>
      <style:paragraph-properties fo:margin-left="1.499cm" fo:margin-right="0cm" fo:text-indent="0cm" style:auto-text-indent="false"/>
      <style:text-properties xmlns:officeooo="http://openoffice.org/2009/office" officeooo:paragraph-rsid="00d4cf3c"/>
    </style:style>
    <style:style style:name="P79" style:family="paragraph" style:parent-style-name="Corrigendum_20_Box" style:list-style-name="List_20_3">
      <style:text-properties xmlns:officeooo="http://openoffice.org/2009/office" officeooo:paragraph-rsid="00bbee4e" style:text-overline-style="none" style:text-overline-color="font-color"/>
    </style:style>
    <style:style style:name="P80" style:family="paragraph" style:parent-style-name="Corrigendum_20_Box" style:list-style-name="List_20_3">
      <loext:graphic-properties draw:fill="none"/>
      <style:paragraph-properties fo:margin-left="2.3cm" fo:margin-right="0cm" fo:line-height="115%" fo:hyphenation-ladder-count="no-limit" fo:text-indent="1.499cm" style:auto-text-indent="false" fo:background-color="transparent">
        <style:tab-stops>
          <style:tab-stop style:position="2.297cm"/>
        </style:tab-stops>
      </style:paragraph-properties>
      <style:text-properties xmlns:officeooo="http://openoffice.org/2009/office" officeooo:paragraph-rsid="00bbee4e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81" style:family="paragraph" style:parent-style-name="Heading_20_1">
      <style:paragraph-properties fo:hyphenation-ladder-count="no-limit"/>
      <style:text-properties xmlns:officeooo="http://openoffice.org/2009/office" officeooo:paragraph-rsid="00837cc2" fo:hyphenate="false" loext:hyphenation-no-caps="false" loext:hyphenation-no-last-word="false" loext:hyphenation-word-char-count="no-limit" loext:hyphenation-zone="no-limit"/>
    </style:style>
    <style:style style:name="P82" style:family="paragraph" style:parent-style-name="Inverted_20_Heading_20_2">
      <style:text-properties xmlns:officeooo="http://openoffice.org/2009/office" officeooo:paragraph-rsid="0068f2c0"/>
    </style:style>
    <style:style style:name="P83" style:family="paragraph" style:parent-style-name="Inverted_20_Heading_20_2" style:list-style-name="Numbering_20_123"/>
    <style:style style:name="P84" style:family="paragraph" style:parent-style-name="Inverted_20_Heading_20_2" style:list-style-name="Numbering_20_123">
      <style:text-properties xmlns:officeooo="http://openoffice.org/2009/office" officeooo:paragraph-rsid="00c03daa"/>
    </style:style>
    <style:style style:name="P85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86" style:family="paragraph" style:parent-style-name="Inverted_20_Heading_20_2" style:list-style-name="Numbering_20_123">
      <style:text-properties xmlns:officeooo="http://openoffice.org/2009/office" officeooo:paragraph-rsid="009f801a"/>
    </style:style>
    <style:style style:name="P87" style:family="paragraph" style:parent-style-name="Inverted_20_Heading_20_2" style:master-page-name="">
      <style:paragraph-properties fo:margin-top="0cm" fo:margin-bottom="0.21cm" style:contextual-spacing="false"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9" style:family="paragraph" style:parent-style-name="Inverted_20_Heading_20_2_20_New_20_Page" style:list-style-name="Numbering_20_123">
      <style:text-properties xmlns:officeooo="http://openoffice.org/2009/office" officeooo:paragraph-rsid="00837cc2"/>
    </style:style>
    <style:style style:name="P90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91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92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be4cb6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Inverted_20_Heading_20_2_20_New_20_Page" style:list-style-name="Numbering_20_123">
      <style:paragraph-properties fo:hyphenation-ladder-count="no-limit"/>
      <style:text-properties xmlns:officeooo="http://openoffice.org/2009/office" officeooo:paragraph-rsid="00837cc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Standard" style:list-style-name="List_20_3">
      <style:text-properties xmlns:officeooo="http://openoffice.org/2009/office" officeooo:paragraph-rsid="007e8797"/>
    </style:style>
    <style:style style:name="P95" style:family="paragraph" style:parent-style-name="Standard" style:list-style-name="List_20_3">
      <style:text-properties xmlns:officeooo="http://openoffice.org/2009/office" officeooo:paragraph-rsid="00bbee4e" style:text-overline-style="none" style:text-overline-color="font-color"/>
    </style:style>
    <style:style style:name="P96" style:family="paragraph" style:parent-style-name="Standard" style:list-style-name="List_20_3">
      <style:text-properties xmlns:officeooo="http://openoffice.org/2009/office" fo:font-size="10pt" officeooo:paragraph-rsid="00cfe4ca" style:font-size-asian="10pt" style:font-size-complex="10pt" style:text-overline-style="none" style:text-overline-color="font-color"/>
    </style:style>
    <style:style style:name="P97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P98" style:family="paragraph" style:parent-style-name="Standard">
      <style:paragraph-properties fo:text-align="end" style:justify-single-word="false"/>
      <style:text-properties xmlns:officeooo="http://openoffice.org/2009/office" officeooo:paragraph-rsid="00d7e30c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837cc2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856aa" style:text-overline-style="none" style:text-overline-color="font-color"/>
    </style:style>
    <style:style style:name="T5" style:family="text">
      <style:text-properties xmlns:officeooo="http://openoffice.org/2009/office" officeooo:rsid="006d0d52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xmlns:officeooo="http://openoffice.org/2009/office" fo:font-weight="normal" officeooo:rsid="00780269" style:font-weight-asian="normal" style:font-weight-complex="normal"/>
    </style:style>
    <style:style style:name="T8" style:family="text">
      <style:text-properties fo:color="#a6a6a6" loext:opacity="100%"/>
    </style:style>
    <style:style style:name="T9" style:family="text">
      <style:text-properties fo:font-size="8pt" fo:font-weight="normal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e8e1f"/>
    </style:style>
    <style:style style:name="T17" style:family="text">
      <style:text-properties style:font-weight-asian="bold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xmlns:officeooo="http://openoffice.org/2009/office" fo:font-size="11pt" fo:font-weight="bold" officeooo:rsid="00bbee4e" style:font-size-asian="11pt" style:font-weight-asian="bold" style:font-size-complex="11pt" style:font-weight-complex="bold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6aecb"/>
    </style:style>
    <style:style style:name="T26" style:family="text">
      <style:text-properties xmlns:officeooo="http://openoffice.org/2009/office" style:text-underline-style="solid" style:text-underline-width="auto" style:text-underline-color="font-color" officeooo:rsid="0096aecb"/>
    </style:style>
    <style:style style:name="T27" style:family="text">
      <style:text-properties xmlns:officeooo="http://openoffice.org/2009/office" officeooo:rsid="0094941e"/>
    </style:style>
    <style:style style:name="T28" style:family="text">
      <style:text-properties fo:color="#000000" loext:opacity="100%" fo:font-style="italic" style:font-name-asian="Calibri" style:font-style-asian="italic" style:font-size-complex="9pt" style:font-style-complex="italic"/>
    </style:style>
    <style:style style:name="T29" style:family="text">
      <style:text-properties fo:color="#000000" loext:opacity="100%" fo:font-style="italic" fo:font-weight="bold" style:font-name-asian="Calibri" style:font-style-asian="italic" style:font-weight-asian="bold" style:font-size-complex="9pt"/>
    </style:style>
    <style:style style:name="T30" style:family="text">
      <style:text-properties fo:color="#000000" loext:opacity="100%" style:font-name-asian="Calibri" style:font-style-asian="italic" style:font-size-complex="9pt" style:font-style-complex="italic"/>
    </style:style>
    <style:style style:name="T31" style:family="text">
      <style:text-properties fo:color="#000000" loext:opacity="100%" style:font-name-asian="Calibri" style:font-style-asian="italic" style:font-weight-asian="bold" style:font-size-complex="9pt"/>
    </style:style>
    <style:style style:name="T32" style:family="text">
      <style:text-properties fo:color="#000000" loext:opacity="100%" style:font-name="Arial" fo:font-size="9pt" style:font-name-asian="Calibri" style:font-style-asian="italic" style:font-size-complex="9pt" style:font-style-complex="italic"/>
    </style:style>
    <style:style style:name="T33" style:family="text">
      <style:text-properties fo:color="#000000" loext:opacity="100%" style:font-name="Arial" fo:font-size="9pt" fo:font-style="italic" style:font-name-asian="Calibri" style:font-style-asian="italic" style:font-size-complex="9pt" style:font-style-complex="italic"/>
    </style:style>
    <style:style style:name="T34" style:family="text">
      <style:text-properties xmlns:officeooo="http://openoffice.org/2009/office" officeooo:rsid="00bbee4e"/>
    </style:style>
    <style:style style:name="T35" style:family="text">
      <style:text-properties xmlns:officeooo="http://openoffice.org/2009/office" style:font-name="Arial" fo:font-size="9pt" officeooo:rsid="00bd2b94"/>
    </style:style>
    <style:style style:name="T36" style:family="text">
      <style:text-properties xmlns:officeooo="http://openoffice.org/2009/office" style:font-name="Arial" fo:font-size="9pt" officeooo:rsid="00c4aec3"/>
    </style:style>
    <style:style style:name="T37" style:family="text">
      <style:text-properties xmlns:officeooo="http://openoffice.org/2009/office" style:font-name="Arial" fo:font-size="9pt" fo:font-style="italic" officeooo:rsid="00c92d5f"/>
    </style:style>
    <style:style style:name="T38" style:family="text">
      <style:text-properties style:font-name="Arial" fo:font-size="9pt" fo:font-style="normal" style:font-style-asian="normal" style:font-style-complex="normal"/>
    </style:style>
    <style:style style:name="T39" style:family="text">
      <style:text-properties xmlns:officeooo="http://openoffice.org/2009/office" style:font-name="Arial" fo:font-size="11pt" fo:font-weight="bold" officeooo:rsid="00be4cb6"/>
    </style:style>
    <style:style style:name="T40" style:family="text">
      <style:text-properties xmlns:officeooo="http://openoffice.org/2009/office" style:font-name="Arial" fo:font-size="11pt" fo:font-weight="bold" officeooo:rsid="00c03daa"/>
    </style:style>
    <style:style style:name="T41" style:family="text">
      <style:text-properties style:font-name="Arial" fo:font-size="11pt" fo:font-style="normal" fo:font-weight="bold" fo:background-color="#000000" loext:char-shading-value="0" style:font-style-asian="normal" style:font-style-complex="normal"/>
    </style:style>
    <style:style style:name="T42" style:family="text">
      <style:text-properties xmlns:officeooo="http://openoffice.org/2009/office" officeooo:rsid="00be4cb6"/>
    </style:style>
    <style:style style:name="T43" style:family="text">
      <style:text-properties xmlns:officeooo="http://openoffice.org/2009/office" officeooo:rsid="00c03daa"/>
    </style:style>
    <style:style style:name="T44" style:family="text">
      <style:text-properties xmlns:officeooo="http://openoffice.org/2009/office" officeooo:rsid="00c3de88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RijksoverheidSansText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style:font-style-asian="normal" style:font-style-complex="normal" style:text-overline-style="none" style:text-overline-color="font-color"/>
    </style:style>
    <style:style style:name="T49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 <text:span text:style-name="T12">31</text:span>‑<text:span text:style-name="T2">2</text:span></text:p>
      <text:h text:style-name="P81" text:outline-level="1">Proces‑verbaal van een <text:span text:style-name="T5"><text:span text:description="if (gebietMitListen.customData.isOpenbaarLichaam) {'stembureau voor het openbaar lichaam';} else {'gemeentelijk stembureau';}">gemeentelijk stembureau</text:span></text:span><text:span text:style-name="T5"><text:s/>(</text:span>centrale stemopneming)</text:h>
      <text:p text:style-name="Standard"><text:span text:style-name="T25">D</text:span>e verkiezing van de leden van <text:span text:description="if (wahlartKennzeichen== 'TK' || wahlartKennzeichen=='PS' || wahlartKennzeichen=='GR') {'de';} else {'het';}">het</text:span><text:s/><text:span text:style-name="Strong_20_Emphasis"><text:span text:description="if (wahlartKennzeichen== 'TK' || wahlartKennzeichen=='PS' || wahlartKennzeichen=='GR') {parameter_zuWaehlendesGremium.substring(3)} else {parameter_zuWaehlendesGremium.substring(4)}">Europees Parlement</text:span></text:span><text:span text:description="customDataErgebnisDaten.gewaehltesGremiumVon "/><text:s/><text:span text:style-name="Strong_20_Emphasis"><text:span text:description="if (wahlartKennzeichen== 'AB' ||wahlartKennzeichen== 'ER' || wahlartKennzeichen=='PS' || wahlartKennzeichen=='GR') {customDataErgebnisDaten.wahlgebiet.name}"/></text:span>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<text:span text:style-name="T27">op</text:span> </text:p>
          </table:table-cell>
          <table:table-cell table:style-name="HiddenLayoutTable.A1" office:value-type="string">
            <text:p text:style-name="P69"><text:span text:style-name="Strong_20_Emphasis"><text:span text:description="wahlterminLangFormat">6 juni 2024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<text:span text:description="if (gebietMitListen.customData.isOpenbaarLichaam) {'Openbaar lichaam';} else if (wahlartKennzeichen=='BC') {if (gebietMitListen.get('name')=='Weesp') {'Stadsgebied'} else {'Stadsdeel'}} else {'Gemeente';}">Gemeente</text:span><text:s/></text:p>
          </table:table-cell>
          <table:table-cell table:style-name="HiddenLayoutTable.A1" office:value-type="string">
            <text:p text:style-name="Standard"><text:span text:style-name="Strong_20_Emphasis"><text:span text:description="gebietMitListen.get('name')">Hof van Twente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Kieskring </text:p>
          </table:table-cell>
          <table:table-cell table:style-name="HiddenLayoutTable.A1" office:value-type="string">
            <text:p text:style-name="Standard"><text:span text:style-name="Strong_20_Emphasis"><text:span text:description="parameter_wahlkreisName">Zwolle</text:span></text:span></text:p>
          </table:table-cell>
        </table:table-row>
      </table:table>
      <text:p text:style-name="Horizontal_20_Line"/>
      <text:p text:style-name="P75">Waarom dit proces-verbaal?</text:p>
      <text:p text:style-name="P65"/>
      <text:p text:style-name="P74">Dit document geeft een verslag van de werkzaamheden van <text:span text:style-name="T3"><text:span text:description="if (gebietMitListen.customData.isOpenbaarLichaam) {'het stembureau voor het openbaar lichaam';} else {'een gemeentelijk stembureau';}">een gemeentelijk stembureau</text:span></text:span>. Bij een centrale stemopneming telt het <text:span text:style-name="Emphasis"><text:span text:style-name="T48"><text:span text:description="if (gebietMitListen.customData.isOpenbaarLichaam) {'stembureau voor het openbaar lichaam';} else {'gemeentelijk stembureau';}">gemeentelijk stembureau</text:span></text:span></text:span><text:s/>de stemmen per lijst en per kandidaat voor alle stembureaus in <text:span text:style-name="Emphasis"><text:span text:style-name="T3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. Vervolgens worden deze aantallen opgeteld tot een totaal voor <text:span text:style-name="Emphasis"><text:span text:style-name="T3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.</text:p>
      <text:p text:style-name="P65"/>
      <text:p text:style-name="P72">Wie vult dit proces-verbaal in?</text:p>
      <text:p text:style-name="P65"/>
      <text:p text:style-name="P76">Het <text:span text:style-name="Emphasis"><text:span text:style-name="T48"><text:span text:description="if (gebietMitListen.customData.isOpenbaarLichaam) {'stembureau voor het openbaar lichaam';} else {'gemeentelijk stembureau';}">gemeentelijk stembureau</text:span></text:span></text:span><text:s/>vult dit proces-verbaal in. Alle leden die aanwezig zijn aan het einde van de zitting ondertekenen dit document.</text:p>
      <text:p text:style-name="P66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P70"><text:span text:style-name="Strong_20_Emphasis"><text:span text:style-name="T22">Controles in opdracht van het centraal stembureau</text:span></text:span></text:p>
            <text:p text:style-name="P68"><text:span text:style-name="Strong_20_Emphasis"/></text:p>
            <text:p text:style-name="P67"><text:span text:style-name="Strong_20_Emphasis"><text:span text:style-name="T21">Let op! </text:span></text:span><text:span text:style-name="Strong_20_Emphasis"><text:span text:style-name="T22">Dit controlevak word ingevuld</text:span></text:span><text:span text:style-name="T22"> </text:span><text:span text:style-name="T23">door</text:span><text:span text:style-name="Strong_20_Emphasis"><text:span text:style-name="T21"> het </text:span></text:span><text:span text:style-name="Strong_20_Emphasis"><text:span text:style-name="T21"><text:span text:description="if (gebietMitListen.customData.isOpenbaarLichaam) {'stembureau voor het openbaar lichaam';} else {'gemeentelijk stembureau';}">gemeentelijk stembureau</text:span></text:span></text:span><text:span text:style-name="Strong_20_Emphasis"><text:span text:style-name="T21">, indien van toepassing</text:span></text:span></text:p>
            <text:p text:style-name="Standard"/>
            <text:list xml:id="list3118658846" text:style-name="List_20_3">
              <text:list-item>
                <text:p text:style-name="P79">In opdracht van het centraal stembureau heeft het <text:span text:description="if (gebietMitListen.customData.isOpenbaarLichaam) {'stembureau voor het openbaar lichaam';} else {'gemeentelijk stembureau';}">gemeentelijk stembureau</text:span><text:s/>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<text:s/>heeft <text:span text:style-name="T25">in een nieuwe zitting</text:span> de juiste aantallen vastgesteld. Zie voor de correcties het corrigendum <text:span text:style-name="T34">dat </text:span>bij dit proces‑verbaal <text:span text:style-name="T34">is gevoegd</text:span>.<text:line-break/>Het corrigendum is vastgesteld op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0">[__][__]-[__][__]-[__][__][__][__] (dd-mm-jjjj) [__][__][__][__] <text:span text:style-name="T34">(tijd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5"/>
              </text:list-item>
              <text:list-item>
                <text:p text:style-name="P96">In opdracht van het centraal stembureau heeft het <text:span text:style-name="Emphasis"><text:span text:style-name="T47"><text:span text:description="if (gebietMitListen.customData.isOpenbaarLichaam) {'stembureau voor het openbaar lichaam';} else {'gemeentelijk stembureau';}">gemeentelijk stembureau</text:span></text:span></text:span><text:s/>de in dit proces-verbaal opgenomen aantallen (opnieuw) onderzocht. Dit heeft niet geleid tot wijzigingen.</text:p>
              </text:list-item>
            </text:list>
            <text:p text:style-name="Standard"><text:span text:style-name="Emphasis"/></text:p>
          </table:table-cell>
        </table:table-row>
      </table:table>
      <text:list xml:id="list2942710548" text:style-name="Numbering_20_123">
        <text:list-item>
          <text:h text:style-name="P82" text:outline-level="2"><text:span text:style-name="T12">Zitting </text:span>en aantal kiesgerechtigden</text:h>
        </text:list-item>
      </text:list>
      <text:p text:style-name="P32">Het betreft de openbare zitting van het <text:span text:style-name="T3"><text:span text:description="if (gebietMitListen.customData.isOpenbaarLichaam) {'stembureau voor het openbaar lichaam';} else {'gemeentelijk stembureau';}">gemeentelijk stembureau</text:span></text:span><text:s/>in<text:span text:description="if (gebietMitListen.customData.isOpenbaarLichaam) {'';} else if (wahlartKennzeichen=='BC') {if (gebietMitListen.get('name')=='Weesp') {' Stadsgebied'} else {' Stadsdeel'}} else {' de gemeente';}"> de gemeente</text:span><text:span text:style-name="Strong_20_Emphasis"> </text:span><text:span text:style-name="Strong_20_Emphasis"><text:span text:description="gebietMitListen.get('name')">Hof van Twente</text:span></text:span>.</text:p>
      <text:p text:style-name="P32"/>
      <text:p text:style-name="P31">Kieskring <text:span text:style-name="Strong_20_Emphasis"><text:span text:description="parameter_wahlkreisName">Zwolle</text:span></text:span>.</text:p>
      <text:p text:style-name="P44"><text:span text:style-name="Bold_20_Underline"/></text:p>
      <text:p text:style-name="P5">Datum en tijdstip aanvang zitting <text:span text:style-name="Strong_20_Emphasis"><text:span text:description="customDataErgebnisDaten.wahlausschusssitzungBeginnFormattedDatum">6 juni 2024</text:span></text:span><text:span text:style-name="Strong_20_Emphasis"><text:s/></text:span><text:span text:style-name="Strong_20_Emphasis"><text:span text:description="customDataErgebnisDaten.wahlausschusssitzungBeginnFormattedZeit">10:00</text:span></text:span><text:span text:style-name="Strong_20_Emphasis"><text:s/></text:span><text:span text:style-name="Strong_20_Emphasis"><text:span text:style-name="T19">uur</text:span></text:span><text:span text:style-name="T19">.</text:span></text:p>
      <text:p text:style-name="P44"/>
      <text:p text:style-name="P64"><text:span text:style-name="T35">A</text:span>antal kiesgerechtigden in <text:span text:description="if (gebietMitListen.customData.isOpenbaarLichaam) {'het openbaar lichaam';} else if (wahlartKennzeichen=='BC') {if (gebietMitListen.get('name')=='Weesp') {'het stadsgebied'} else {'het stadsdeel'}} else {'de gemeente';}">de gemeente</text:span><text:s/><text:span text:style-name="Strong_20_Emphasis"><text:span text:description="customDataErgebnisDaten.getAnzahlWahlberechtigteGesamtByGebietNurGesamtGemeinde(gebietMitListen)">180000</text:span></text:span>.</text:p>
      <text:list xml:id="list185743632794717" text:continue-numbering="true" text:style-name="Numbering_20_123">
        <text:list-item>
          <text:h text:style-name="P88" text:outline-level="2"><text:span text:style-name="T13">Aanwezigheid leden </text:span>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>Houd per lid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tijden bij waarop het lid aanwezig was. Indien er meerdere zittingslocaties waren, vermeld dan per lid de locatie.</text:span></text:p>
      <text:p text:style-name="Standard"><text:span text:style-name="Emphasis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F" table:number-columns-repeated="2"/>
        <table:table-column table:style-name="Tabelle4.E"/>
        <table:table-column table:style-name="Tabelle4.G"/>
        <table:table-column table:style-name="Tabelle4.F" table:number-columns-repeated="2"/>
        <table:table-column table:style-name="Tabelle4.N"/>
        <table:table-row table:style-name="Tabelle4.1">
          <table:table-cell table:style-name="Tabelle4.A1" office:value-type="string">
            <text:p text:style-name="P54">Voorletters</text:p>
          </table:table-cell>
          <table:table-cell table:style-name="Tabelle4.A1" office:value-type="string">
            <text:p text:style-name="P49"/>
          </table:table-cell>
          <table:table-cell table:style-name="Tabelle4.A1" table:number-columns-spanned="2" office:value-type="string">
            <text:p text:style-name="P53">Achternaam leden <text:span text:style-name="T3"><text:span text:description="if (gebietMitListen.customData.isOpenbaarLichaam) {'stembureau voor het openbaar lichaam';} else {'gemeentelijk stembureau';}">gemeentelijk stembureau</text:span></text:span></text:p>
          </table:table-cell>
          <table:covered-table-cell/>
          <table:table-cell table:style-name="Tabelle4.A1" office:value-type="string">
            <text:p text:style-name="P49"/>
          </table:table-cell>
          <table:table-cell table:style-name="Tabelle4.A1" table:number-columns-spanned="9" office:value-type="string">
            <text:p text:style-name="P49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" table:number-rows-spanned="3" office:value-type="string">
            <text:p text:style-name="P48"/>
          </table:table-cell>
          <table:table-cell table:style-name="Tabelle4.C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" table:number-rows-spanned="3" office:value-type="string">
            <text:p text:style-name="P33"/>
          </table:table-cell>
          <table:table-cell table:style-name="Tabelle4.E2" table:number-rows-spanned="3" office:value-type="string">
            <text:p text:style-name="P48"/>
          </table:table-cell>
          <table:table-cell table:style-name="Tabelle4.F2" office:value-type="string">
            <text:p text:style-name="P48"/>
          </table:table-cell>
          <table:table-cell table:style-name="Tabelle4.G2" office:value-type="string">
            <text:p text:style-name="P48"/>
          </table:table-cell>
          <table:table-cell table:style-name="Tabelle4.H2" office:value-type="string">
            <text:p text:style-name="P48"/>
          </table:table-cell>
          <table:table-cell table:style-name="Tabelle4.I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" office:value-type="string">
            <text:p text:style-name="P48"/>
          </table:table-cell>
          <table:table-cell table:style-name="Tabelle4.L2" office:value-type="string">
            <text:p text:style-name="P48"/>
          </table:table-cell>
          <table:table-cell table:style-name="Tabelle4.M2" office:value-type="string">
            <text:p text:style-name="P48"/>
          </table:table-cell>
          <table:table-cell table:style-name="Tabelle4.N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"/>
          <table:covered-table-cell table:style-name="Tabelle4.C2"/>
          <table:covered-table-cell table:style-name="Tabelle4.D2"/>
          <table:covered-table-cell table:style-name="Tabelle4.E2"/>
          <table:table-cell table:style-name="Tabelle4.F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"/>
          <table:covered-table-cell table:style-name="Tabelle4.C2"/>
          <table:covered-table-cell table:style-name="Tabelle4.D2"/>
          <table:covered-table-cell table:style-name="Tabelle4.E2"/>
          <table:table-cell table:style-name="Tabelle4.F4" office:value-type="string">
            <text:p text:style-name="P48"/>
          </table:table-cell>
          <table:table-cell table:style-name="Tabelle4.G4" office:value-type="string">
            <text:p text:style-name="P48"/>
          </table:table-cell>
          <table:table-cell table:style-name="Tabelle4.H4" office:value-type="string">
            <text:p text:style-name="P48"/>
          </table:table-cell>
          <table:table-cell table:style-name="Tabelle4.I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" office:value-type="string">
            <text:p text:style-name="P48"/>
          </table:table-cell>
          <table:table-cell table:style-name="Tabelle4.L4" office:value-type="string">
            <text:p text:style-name="P48"/>
          </table:table-cell>
          <table:table-cell table:style-name="Tabelle4.M4" office:value-type="string">
            <text:p text:style-name="P48"/>
          </table:table-cell>
          <table:table-cell table:style-name="Tabelle4.N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6" table:number-rows-spanned="3" office:value-type="string">
            <text:p text:style-name="P48"/>
          </table:table-cell>
          <table:table-cell table:style-name="Tabelle4.C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6" table:number-rows-spanned="3" office:value-type="string">
            <text:p text:style-name="P33"/>
          </table:table-cell>
          <table:table-cell table:style-name="Tabelle4.E6" table:number-rows-spanned="3" office:value-type="string">
            <text:p text:style-name="P48"/>
          </table:table-cell>
          <table:table-cell table:style-name="Tabelle4.F6" office:value-type="string">
            <text:p text:style-name="P48"/>
          </table:table-cell>
          <table:table-cell table:style-name="Tabelle4.G6" office:value-type="string">
            <text:p text:style-name="P48"/>
          </table:table-cell>
          <table:table-cell table:style-name="Tabelle4.H6" office:value-type="string">
            <text:p text:style-name="P48"/>
          </table:table-cell>
          <table:table-cell table:style-name="Tabelle4.I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6" office:value-type="string">
            <text:p text:style-name="P48"/>
          </table:table-cell>
          <table:table-cell table:style-name="Tabelle4.L6" office:value-type="string">
            <text:p text:style-name="P48"/>
          </table:table-cell>
          <table:table-cell table:style-name="Tabelle4.M6" office:value-type="string">
            <text:p text:style-name="P48"/>
          </table:table-cell>
          <table:table-cell table:style-name="Tabelle4.N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6"/>
          <table:covered-table-cell table:style-name="Tabelle4.C6"/>
          <table:covered-table-cell table:style-name="Tabelle4.D6"/>
          <table:covered-table-cell table:style-name="Tabelle4.E6"/>
          <table:table-cell table:style-name="Tabelle4.F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6"/>
          <table:covered-table-cell table:style-name="Tabelle4.C6"/>
          <table:covered-table-cell table:style-name="Tabelle4.D6"/>
          <table:covered-table-cell table:style-name="Tabelle4.E6"/>
          <table:table-cell table:style-name="Tabelle4.F8" office:value-type="string">
            <text:p text:style-name="P48"/>
          </table:table-cell>
          <table:table-cell table:style-name="Tabelle4.G8" office:value-type="string">
            <text:p text:style-name="P48"/>
          </table:table-cell>
          <table:table-cell table:style-name="Tabelle4.H8" office:value-type="string">
            <text:p text:style-name="P48"/>
          </table:table-cell>
          <table:table-cell table:style-name="Tabelle4.I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8" office:value-type="string">
            <text:p text:style-name="P48"/>
          </table:table-cell>
          <table:table-cell table:style-name="Tabelle4.L8" office:value-type="string">
            <text:p text:style-name="P48"/>
          </table:table-cell>
          <table:table-cell table:style-name="Tabelle4.M8" office:value-type="string">
            <text:p text:style-name="P48"/>
          </table:table-cell>
          <table:table-cell table:style-name="Tabelle4.N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0" table:number-rows-spanned="3" office:value-type="string">
            <text:p text:style-name="P48"/>
          </table:table-cell>
          <table:table-cell table:style-name="Tabelle4.C1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0" table:number-rows-spanned="3" office:value-type="string">
            <text:p text:style-name="P33"/>
          </table:table-cell>
          <table:table-cell table:style-name="Tabelle4.E10" table:number-rows-spanned="3" office:value-type="string">
            <text:p text:style-name="P48"/>
          </table:table-cell>
          <table:table-cell table:style-name="Tabelle4.F10" office:value-type="string">
            <text:p text:style-name="P48"/>
          </table:table-cell>
          <table:table-cell table:style-name="Tabelle4.G10" office:value-type="string">
            <text:p text:style-name="P48"/>
          </table:table-cell>
          <table:table-cell table:style-name="Tabelle4.H10" office:value-type="string">
            <text:p text:style-name="P48"/>
          </table:table-cell>
          <table:table-cell table:style-name="Tabelle4.I1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0" office:value-type="string">
            <text:p text:style-name="P48"/>
          </table:table-cell>
          <table:table-cell table:style-name="Tabelle4.L10" office:value-type="string">
            <text:p text:style-name="P48"/>
          </table:table-cell>
          <table:table-cell table:style-name="Tabelle4.M10" office:value-type="string">
            <text:p text:style-name="P48"/>
          </table:table-cell>
          <table:table-cell table:style-name="Tabelle4.N1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0"/>
          <table:covered-table-cell table:style-name="Tabelle4.C10"/>
          <table:covered-table-cell table:style-name="Tabelle4.D10"/>
          <table:covered-table-cell table:style-name="Tabelle4.E10"/>
          <table:table-cell table:style-name="Tabelle4.F1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0"/>
          <table:covered-table-cell table:style-name="Tabelle4.C10"/>
          <table:covered-table-cell table:style-name="Tabelle4.D10"/>
          <table:covered-table-cell table:style-name="Tabelle4.E10"/>
          <table:table-cell table:style-name="Tabelle4.F12" office:value-type="string">
            <text:p text:style-name="P48"/>
          </table:table-cell>
          <table:table-cell table:style-name="Tabelle4.G12" office:value-type="string">
            <text:p text:style-name="P48"/>
          </table:table-cell>
          <table:table-cell table:style-name="Tabelle4.H12" office:value-type="string">
            <text:p text:style-name="P48"/>
          </table:table-cell>
          <table:table-cell table:style-name="Tabelle4.I1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2" office:value-type="string">
            <text:p text:style-name="P48"/>
          </table:table-cell>
          <table:table-cell table:style-name="Tabelle4.L12" office:value-type="string">
            <text:p text:style-name="P48"/>
          </table:table-cell>
          <table:table-cell table:style-name="Tabelle4.M12" office:value-type="string">
            <text:p text:style-name="P48"/>
          </table:table-cell>
          <table:table-cell table:style-name="Tabelle4.N1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4" table:number-rows-spanned="3" office:value-type="string">
            <text:p text:style-name="P48"/>
          </table:table-cell>
          <table:table-cell table:style-name="Tabelle4.C1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4" table:number-rows-spanned="3" office:value-type="string">
            <text:p text:style-name="P33"/>
          </table:table-cell>
          <table:table-cell table:style-name="Tabelle4.E14" table:number-rows-spanned="3" office:value-type="string">
            <text:p text:style-name="P48"/>
          </table:table-cell>
          <table:table-cell table:style-name="Tabelle4.F14" office:value-type="string">
            <text:p text:style-name="P48"/>
          </table:table-cell>
          <table:table-cell table:style-name="Tabelle4.G14" office:value-type="string">
            <text:p text:style-name="P48"/>
          </table:table-cell>
          <table:table-cell table:style-name="Tabelle4.H14" office:value-type="string">
            <text:p text:style-name="P48"/>
          </table:table-cell>
          <table:table-cell table:style-name="Tabelle4.I1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4" office:value-type="string">
            <text:p text:style-name="P48"/>
          </table:table-cell>
          <table:table-cell table:style-name="Tabelle4.L14" office:value-type="string">
            <text:p text:style-name="P48"/>
          </table:table-cell>
          <table:table-cell table:style-name="Tabelle4.M14" office:value-type="string">
            <text:p text:style-name="P48"/>
          </table:table-cell>
          <table:table-cell table:style-name="Tabelle4.N14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4"/>
          <table:covered-table-cell table:style-name="Tabelle4.C14"/>
          <table:covered-table-cell table:style-name="Tabelle4.D14"/>
          <table:covered-table-cell table:style-name="Tabelle4.E14"/>
          <table:table-cell table:style-name="Tabelle4.F15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4"/>
          <table:covered-table-cell table:style-name="Tabelle4.C14"/>
          <table:covered-table-cell table:style-name="Tabelle4.D14"/>
          <table:covered-table-cell table:style-name="Tabelle4.E14"/>
          <table:table-cell table:style-name="Tabelle4.F16" office:value-type="string">
            <text:p text:style-name="P48"/>
          </table:table-cell>
          <table:table-cell table:style-name="Tabelle4.G16" office:value-type="string">
            <text:p text:style-name="P48"/>
          </table:table-cell>
          <table:table-cell table:style-name="Tabelle4.H16" office:value-type="string">
            <text:p text:style-name="P48"/>
          </table:table-cell>
          <table:table-cell table:style-name="Tabelle4.I1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6" office:value-type="string">
            <text:p text:style-name="P48"/>
          </table:table-cell>
          <table:table-cell table:style-name="Tabelle4.L16" office:value-type="string">
            <text:p text:style-name="P48"/>
          </table:table-cell>
          <table:table-cell table:style-name="Tabelle4.M16" office:value-type="string">
            <text:p text:style-name="P48"/>
          </table:table-cell>
          <table:table-cell table:style-name="Tabelle4.N16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8" table:number-rows-spanned="3" office:value-type="string">
            <text:p text:style-name="P48"/>
          </table:table-cell>
          <table:table-cell table:style-name="Tabelle4.C1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8" table:number-rows-spanned="3" office:value-type="string">
            <text:p text:style-name="P33"/>
          </table:table-cell>
          <table:table-cell table:style-name="Tabelle4.E18" table:number-rows-spanned="3" office:value-type="string">
            <text:p text:style-name="P48"/>
          </table:table-cell>
          <table:table-cell table:style-name="Tabelle4.F18" office:value-type="string">
            <text:p text:style-name="P48"/>
          </table:table-cell>
          <table:table-cell table:style-name="Tabelle4.G18" office:value-type="string">
            <text:p text:style-name="P48"/>
          </table:table-cell>
          <table:table-cell table:style-name="Tabelle4.H18" office:value-type="string">
            <text:p text:style-name="P48"/>
          </table:table-cell>
          <table:table-cell table:style-name="Tabelle4.I1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8" office:value-type="string">
            <text:p text:style-name="P48"/>
          </table:table-cell>
          <table:table-cell table:style-name="Tabelle4.L18" office:value-type="string">
            <text:p text:style-name="P48"/>
          </table:table-cell>
          <table:table-cell table:style-name="Tabelle4.M18" office:value-type="string">
            <text:p text:style-name="P48"/>
          </table:table-cell>
          <table:table-cell table:style-name="Tabelle4.N18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8"/>
          <table:covered-table-cell table:style-name="Tabelle4.C18"/>
          <table:covered-table-cell table:style-name="Tabelle4.D18"/>
          <table:covered-table-cell table:style-name="Tabelle4.E18"/>
          <table:table-cell table:style-name="Tabelle4.F19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8"/>
          <table:covered-table-cell table:style-name="Tabelle4.C18"/>
          <table:covered-table-cell table:style-name="Tabelle4.D18"/>
          <table:covered-table-cell table:style-name="Tabelle4.E18"/>
          <table:table-cell table:style-name="Tabelle4.F20" office:value-type="string">
            <text:p text:style-name="P48"/>
          </table:table-cell>
          <table:table-cell table:style-name="Tabelle4.G20" office:value-type="string">
            <text:p text:style-name="P48"/>
          </table:table-cell>
          <table:table-cell table:style-name="Tabelle4.H20" office:value-type="string">
            <text:p text:style-name="P48"/>
          </table:table-cell>
          <table:table-cell table:style-name="Tabelle4.I2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0" office:value-type="string">
            <text:p text:style-name="P48"/>
          </table:table-cell>
          <table:table-cell table:style-name="Tabelle4.L20" office:value-type="string">
            <text:p text:style-name="P48"/>
          </table:table-cell>
          <table:table-cell table:style-name="Tabelle4.M20" office:value-type="string">
            <text:p text:style-name="P48"/>
          </table:table-cell>
          <table:table-cell table:style-name="Tabelle4.N20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2" table:number-rows-spanned="3" office:value-type="string">
            <text:p text:style-name="P48"/>
          </table:table-cell>
          <table:table-cell table:style-name="Tabelle4.C2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2" table:number-rows-spanned="3" office:value-type="string">
            <text:p text:style-name="P33"/>
          </table:table-cell>
          <table:table-cell table:style-name="Tabelle4.E22" table:number-rows-spanned="3" office:value-type="string">
            <text:p text:style-name="P48"/>
          </table:table-cell>
          <table:table-cell table:style-name="Tabelle4.F22" office:value-type="string">
            <text:p text:style-name="P48"/>
          </table:table-cell>
          <table:table-cell table:style-name="Tabelle4.G22" office:value-type="string">
            <text:p text:style-name="P48"/>
          </table:table-cell>
          <table:table-cell table:style-name="Tabelle4.H22" office:value-type="string">
            <text:p text:style-name="P48"/>
          </table:table-cell>
          <table:table-cell table:style-name="Tabelle4.I2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2" office:value-type="string">
            <text:p text:style-name="P48"/>
          </table:table-cell>
          <table:table-cell table:style-name="Tabelle4.L22" office:value-type="string">
            <text:p text:style-name="P48"/>
          </table:table-cell>
          <table:table-cell table:style-name="Tabelle4.M22" office:value-type="string">
            <text:p text:style-name="P48"/>
          </table:table-cell>
          <table:table-cell table:style-name="Tabelle4.N2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2"/>
          <table:covered-table-cell table:style-name="Tabelle4.C22"/>
          <table:covered-table-cell table:style-name="Tabelle4.D22"/>
          <table:covered-table-cell table:style-name="Tabelle4.E22"/>
          <table:table-cell table:style-name="Tabelle4.F2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2"/>
          <table:covered-table-cell table:style-name="Tabelle4.C22"/>
          <table:covered-table-cell table:style-name="Tabelle4.D22"/>
          <table:covered-table-cell table:style-name="Tabelle4.E22"/>
          <table:table-cell table:style-name="Tabelle4.F24" office:value-type="string">
            <text:p text:style-name="P48"/>
          </table:table-cell>
          <table:table-cell table:style-name="Tabelle4.G24" office:value-type="string">
            <text:p text:style-name="P48"/>
          </table:table-cell>
          <table:table-cell table:style-name="Tabelle4.H24" office:value-type="string">
            <text:p text:style-name="P48"/>
          </table:table-cell>
          <table:table-cell table:style-name="Tabelle4.I2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4" office:value-type="string">
            <text:p text:style-name="P48"/>
          </table:table-cell>
          <table:table-cell table:style-name="Tabelle4.L24" office:value-type="string">
            <text:p text:style-name="P48"/>
          </table:table-cell>
          <table:table-cell table:style-name="Tabelle4.M24" office:value-type="string">
            <text:p text:style-name="P48"/>
          </table:table-cell>
          <table:table-cell table:style-name="Tabelle4.N2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6" table:number-rows-spanned="3" office:value-type="string">
            <text:p text:style-name="P48"/>
          </table:table-cell>
          <table:table-cell table:style-name="Tabelle4.C2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6" table:number-rows-spanned="3" office:value-type="string">
            <text:p text:style-name="P33"/>
          </table:table-cell>
          <table:table-cell table:style-name="Tabelle4.E26" table:number-rows-spanned="3" office:value-type="string">
            <text:p text:style-name="P48"/>
          </table:table-cell>
          <table:table-cell table:style-name="Tabelle4.F26" office:value-type="string">
            <text:p text:style-name="P48"/>
          </table:table-cell>
          <table:table-cell table:style-name="Tabelle4.G26" office:value-type="string">
            <text:p text:style-name="P48"/>
          </table:table-cell>
          <table:table-cell table:style-name="Tabelle4.H26" office:value-type="string">
            <text:p text:style-name="P48"/>
          </table:table-cell>
          <table:table-cell table:style-name="Tabelle4.I2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6" office:value-type="string">
            <text:p text:style-name="P48"/>
          </table:table-cell>
          <table:table-cell table:style-name="Tabelle4.L26" office:value-type="string">
            <text:p text:style-name="P48"/>
          </table:table-cell>
          <table:table-cell table:style-name="Tabelle4.M26" office:value-type="string">
            <text:p text:style-name="P48"/>
          </table:table-cell>
          <table:table-cell table:style-name="Tabelle4.N2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6"/>
          <table:covered-table-cell table:style-name="Tabelle4.C26"/>
          <table:covered-table-cell table:style-name="Tabelle4.D26"/>
          <table:covered-table-cell table:style-name="Tabelle4.E26"/>
          <table:table-cell table:style-name="Tabelle4.F2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6"/>
          <table:covered-table-cell table:style-name="Tabelle4.C26"/>
          <table:covered-table-cell table:style-name="Tabelle4.D26"/>
          <table:covered-table-cell table:style-name="Tabelle4.E26"/>
          <table:table-cell table:style-name="Tabelle4.F28" office:value-type="string">
            <text:p text:style-name="P48"/>
          </table:table-cell>
          <table:table-cell table:style-name="Tabelle4.G28" office:value-type="string">
            <text:p text:style-name="P48"/>
          </table:table-cell>
          <table:table-cell table:style-name="Tabelle4.H28" office:value-type="string">
            <text:p text:style-name="P48"/>
          </table:table-cell>
          <table:table-cell table:style-name="Tabelle4.I2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8" office:value-type="string">
            <text:p text:style-name="P48"/>
          </table:table-cell>
          <table:table-cell table:style-name="Tabelle4.L28" office:value-type="string">
            <text:p text:style-name="P48"/>
          </table:table-cell>
          <table:table-cell table:style-name="Tabelle4.M28" office:value-type="string">
            <text:p text:style-name="P48"/>
          </table:table-cell>
          <table:table-cell table:style-name="Tabelle4.N2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0" table:number-rows-spanned="3" office:value-type="string">
            <text:p text:style-name="P48"/>
          </table:table-cell>
          <table:table-cell table:style-name="Tabelle4.C3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0" table:number-rows-spanned="3" office:value-type="string">
            <text:p text:style-name="P33"/>
          </table:table-cell>
          <table:table-cell table:style-name="Tabelle4.E30" table:number-rows-spanned="3" office:value-type="string">
            <text:p text:style-name="P48"/>
          </table:table-cell>
          <table:table-cell table:style-name="Tabelle4.F30" office:value-type="string">
            <text:p text:style-name="P48"/>
          </table:table-cell>
          <table:table-cell table:style-name="Tabelle4.G30" office:value-type="string">
            <text:p text:style-name="P48"/>
          </table:table-cell>
          <table:table-cell table:style-name="Tabelle4.H30" office:value-type="string">
            <text:p text:style-name="P48"/>
          </table:table-cell>
          <table:table-cell table:style-name="Tabelle4.I3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0" office:value-type="string">
            <text:p text:style-name="P48"/>
          </table:table-cell>
          <table:table-cell table:style-name="Tabelle4.L30" office:value-type="string">
            <text:p text:style-name="P48"/>
          </table:table-cell>
          <table:table-cell table:style-name="Tabelle4.M30" office:value-type="string">
            <text:p text:style-name="P48"/>
          </table:table-cell>
          <table:table-cell table:style-name="Tabelle4.N3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0"/>
          <table:covered-table-cell table:style-name="Tabelle4.C30"/>
          <table:covered-table-cell table:style-name="Tabelle4.D30"/>
          <table:covered-table-cell table:style-name="Tabelle4.E30"/>
          <table:table-cell table:style-name="Tabelle4.F3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0"/>
          <table:covered-table-cell table:style-name="Tabelle4.C30"/>
          <table:covered-table-cell table:style-name="Tabelle4.D30"/>
          <table:covered-table-cell table:style-name="Tabelle4.E30"/>
          <table:table-cell table:style-name="Tabelle4.F32" office:value-type="string">
            <text:p text:style-name="P48"/>
          </table:table-cell>
          <table:table-cell table:style-name="Tabelle4.G32" office:value-type="string">
            <text:p text:style-name="P48"/>
          </table:table-cell>
          <table:table-cell table:style-name="Tabelle4.H32" office:value-type="string">
            <text:p text:style-name="P48"/>
          </table:table-cell>
          <table:table-cell table:style-name="Tabelle4.I3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2" office:value-type="string">
            <text:p text:style-name="P48"/>
          </table:table-cell>
          <table:table-cell table:style-name="Tabelle4.L32" office:value-type="string">
            <text:p text:style-name="P48"/>
          </table:table-cell>
          <table:table-cell table:style-name="Tabelle4.M32" office:value-type="string">
            <text:p text:style-name="P48"/>
          </table:table-cell>
          <table:table-cell table:style-name="Tabelle4.N3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4" table:number-rows-spanned="3" office:value-type="string">
            <text:p text:style-name="P48"/>
          </table:table-cell>
          <table:table-cell table:style-name="Tabelle4.C3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4" table:number-rows-spanned="3" office:value-type="string">
            <text:p text:style-name="P33"/>
          </table:table-cell>
          <table:table-cell table:style-name="Tabelle4.E34" table:number-rows-spanned="3" office:value-type="string">
            <text:p text:style-name="P48"/>
          </table:table-cell>
          <table:table-cell table:style-name="Tabelle4.F34" office:value-type="string">
            <text:p text:style-name="P48"/>
          </table:table-cell>
          <table:table-cell table:style-name="Tabelle4.G34" office:value-type="string">
            <text:p text:style-name="P48"/>
          </table:table-cell>
          <table:table-cell table:style-name="Tabelle4.H34" office:value-type="string">
            <text:p text:style-name="P48"/>
          </table:table-cell>
          <table:table-cell table:style-name="Tabelle4.I3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4" office:value-type="string">
            <text:p text:style-name="P48"/>
          </table:table-cell>
          <table:table-cell table:style-name="Tabelle4.L34" office:value-type="string">
            <text:p text:style-name="P48"/>
          </table:table-cell>
          <table:table-cell table:style-name="Tabelle4.M34" office:value-type="string">
            <text:p text:style-name="P48"/>
          </table:table-cell>
          <table:table-cell table:style-name="Tabelle4.N34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4"/>
          <table:covered-table-cell table:style-name="Tabelle4.C34"/>
          <table:covered-table-cell table:style-name="Tabelle4.D34"/>
          <table:covered-table-cell table:style-name="Tabelle4.E34"/>
          <table:table-cell table:style-name="Tabelle4.F35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4"/>
          <table:covered-table-cell table:style-name="Tabelle4.C34"/>
          <table:covered-table-cell table:style-name="Tabelle4.D34"/>
          <table:covered-table-cell table:style-name="Tabelle4.E34"/>
          <table:table-cell table:style-name="Tabelle4.F36" office:value-type="string">
            <text:p text:style-name="P48"/>
          </table:table-cell>
          <table:table-cell table:style-name="Tabelle4.G36" office:value-type="string">
            <text:p text:style-name="P48"/>
          </table:table-cell>
          <table:table-cell table:style-name="Tabelle4.H36" office:value-type="string">
            <text:p text:style-name="P48"/>
          </table:table-cell>
          <table:table-cell table:style-name="Tabelle4.I3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6" office:value-type="string">
            <text:p text:style-name="P48"/>
          </table:table-cell>
          <table:table-cell table:style-name="Tabelle4.L36" office:value-type="string">
            <text:p text:style-name="P48"/>
          </table:table-cell>
          <table:table-cell table:style-name="Tabelle4.M36" office:value-type="string">
            <text:p text:style-name="P48"/>
          </table:table-cell>
          <table:table-cell table:style-name="Tabelle4.N36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8" table:number-rows-spanned="3" office:value-type="string">
            <text:p text:style-name="P48"/>
          </table:table-cell>
          <table:table-cell table:style-name="Tabelle4.C3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8" table:number-rows-spanned="3" office:value-type="string">
            <text:p text:style-name="P33"/>
          </table:table-cell>
          <table:table-cell table:style-name="Tabelle4.E38" table:number-rows-spanned="3" office:value-type="string">
            <text:p text:style-name="P48"/>
          </table:table-cell>
          <table:table-cell table:style-name="Tabelle4.F38" office:value-type="string">
            <text:p text:style-name="P48"/>
          </table:table-cell>
          <table:table-cell table:style-name="Tabelle4.G38" office:value-type="string">
            <text:p text:style-name="P48"/>
          </table:table-cell>
          <table:table-cell table:style-name="Tabelle4.H38" office:value-type="string">
            <text:p text:style-name="P48"/>
          </table:table-cell>
          <table:table-cell table:style-name="Tabelle4.I3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8" office:value-type="string">
            <text:p text:style-name="P48"/>
          </table:table-cell>
          <table:table-cell table:style-name="Tabelle4.L38" office:value-type="string">
            <text:p text:style-name="P48"/>
          </table:table-cell>
          <table:table-cell table:style-name="Tabelle4.M38" office:value-type="string">
            <text:p text:style-name="P48"/>
          </table:table-cell>
          <table:table-cell table:style-name="Tabelle4.N38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8"/>
          <table:covered-table-cell table:style-name="Tabelle4.C38"/>
          <table:covered-table-cell table:style-name="Tabelle4.D38"/>
          <table:covered-table-cell table:style-name="Tabelle4.E38"/>
          <table:table-cell table:style-name="Tabelle4.F39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8"/>
          <table:covered-table-cell table:style-name="Tabelle4.C38"/>
          <table:covered-table-cell table:style-name="Tabelle4.D38"/>
          <table:covered-table-cell table:style-name="Tabelle4.E38"/>
          <table:table-cell table:style-name="Tabelle4.F40" office:value-type="string">
            <text:p text:style-name="P48"/>
          </table:table-cell>
          <table:table-cell table:style-name="Tabelle4.G40" office:value-type="string">
            <text:p text:style-name="P48"/>
          </table:table-cell>
          <table:table-cell table:style-name="Tabelle4.H40" office:value-type="string">
            <text:p text:style-name="P48"/>
          </table:table-cell>
          <table:table-cell table:style-name="Tabelle4.I4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0" office:value-type="string">
            <text:p text:style-name="P48"/>
          </table:table-cell>
          <table:table-cell table:style-name="Tabelle4.L40" office:value-type="string">
            <text:p text:style-name="P48"/>
          </table:table-cell>
          <table:table-cell table:style-name="Tabelle4.M40" office:value-type="string">
            <text:p text:style-name="P48"/>
          </table:table-cell>
          <table:table-cell table:style-name="Tabelle4.N40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42" table:number-rows-spanned="3" office:value-type="string">
            <text:p text:style-name="P48"/>
          </table:table-cell>
          <table:table-cell table:style-name="Tabelle4.C4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2" table:number-rows-spanned="3" office:value-type="string">
            <text:p text:style-name="P33"/>
          </table:table-cell>
          <table:table-cell table:style-name="Tabelle4.E42" table:number-rows-spanned="3" office:value-type="string">
            <text:p text:style-name="P48"/>
          </table:table-cell>
          <table:table-cell table:style-name="Tabelle4.F42" office:value-type="string">
            <text:p text:style-name="P48"/>
          </table:table-cell>
          <table:table-cell table:style-name="Tabelle4.G42" office:value-type="string">
            <text:p text:style-name="P48"/>
          </table:table-cell>
          <table:table-cell table:style-name="Tabelle4.H42" office:value-type="string">
            <text:p text:style-name="P48"/>
          </table:table-cell>
          <table:table-cell table:style-name="Tabelle4.I4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2" office:value-type="string">
            <text:p text:style-name="P48"/>
          </table:table-cell>
          <table:table-cell table:style-name="Tabelle4.L42" office:value-type="string">
            <text:p text:style-name="P48"/>
          </table:table-cell>
          <table:table-cell table:style-name="Tabelle4.M42" office:value-type="string">
            <text:p text:style-name="P48"/>
          </table:table-cell>
          <table:table-cell table:style-name="Tabelle4.N4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42"/>
          <table:covered-table-cell table:style-name="Tabelle4.C42"/>
          <table:covered-table-cell table:style-name="Tabelle4.D42"/>
          <table:covered-table-cell table:style-name="Tabelle4.E42"/>
          <table:table-cell table:style-name="Tabelle4.F4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42"/>
          <table:covered-table-cell table:style-name="Tabelle4.C42"/>
          <table:covered-table-cell table:style-name="Tabelle4.D42"/>
          <table:covered-table-cell table:style-name="Tabelle4.E42"/>
          <table:table-cell table:style-name="Tabelle4.F44" office:value-type="string">
            <text:p text:style-name="P48"/>
          </table:table-cell>
          <table:table-cell table:style-name="Tabelle4.G44" office:value-type="string">
            <text:p text:style-name="P48"/>
          </table:table-cell>
          <table:table-cell table:style-name="Tabelle4.H44" office:value-type="string">
            <text:p text:style-name="P48"/>
          </table:table-cell>
          <table:table-cell table:style-name="Tabelle4.I4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4" office:value-type="string">
            <text:p text:style-name="P48"/>
          </table:table-cell>
          <table:table-cell table:style-name="Tabelle4.L44" office:value-type="string">
            <text:p text:style-name="P48"/>
          </table:table-cell>
          <table:table-cell table:style-name="Tabelle4.M44" office:value-type="string">
            <text:p text:style-name="P48"/>
          </table:table-cell>
          <table:table-cell table:style-name="Tabelle4.N4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46" table:number-rows-spanned="3" office:value-type="string">
            <text:p text:style-name="P48"/>
          </table:table-cell>
          <table:table-cell table:style-name="Tabelle4.C4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6" table:number-rows-spanned="3" office:value-type="string">
            <text:p text:style-name="P33"/>
          </table:table-cell>
          <table:table-cell table:style-name="Tabelle4.E46" table:number-rows-spanned="3" office:value-type="string">
            <text:p text:style-name="P48"/>
          </table:table-cell>
          <table:table-cell table:style-name="Tabelle4.F46" office:value-type="string">
            <text:p text:style-name="P48"/>
          </table:table-cell>
          <table:table-cell table:style-name="Tabelle4.G46" office:value-type="string">
            <text:p text:style-name="P48"/>
          </table:table-cell>
          <table:table-cell table:style-name="Tabelle4.H46" office:value-type="string">
            <text:p text:style-name="P48"/>
          </table:table-cell>
          <table:table-cell table:style-name="Tabelle4.I4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6" office:value-type="string">
            <text:p text:style-name="P48"/>
          </table:table-cell>
          <table:table-cell table:style-name="Tabelle4.L46" office:value-type="string">
            <text:p text:style-name="P48"/>
          </table:table-cell>
          <table:table-cell table:style-name="Tabelle4.M46" office:value-type="string">
            <text:p text:style-name="P48"/>
          </table:table-cell>
          <table:table-cell table:style-name="Tabelle4.N4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46"/>
          <table:covered-table-cell table:style-name="Tabelle4.C46"/>
          <table:covered-table-cell table:style-name="Tabelle4.D46"/>
          <table:covered-table-cell table:style-name="Tabelle4.E46"/>
          <table:table-cell table:style-name="Tabelle4.F4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46"/>
          <table:covered-table-cell table:style-name="Tabelle4.C46"/>
          <table:covered-table-cell table:style-name="Tabelle4.D46"/>
          <table:covered-table-cell table:style-name="Tabelle4.E46"/>
          <table:table-cell table:style-name="Tabelle4.F48" office:value-type="string">
            <text:p text:style-name="P48"/>
          </table:table-cell>
          <table:table-cell table:style-name="Tabelle4.G48" office:value-type="string">
            <text:p text:style-name="P48"/>
          </table:table-cell>
          <table:table-cell table:style-name="Tabelle4.H48" office:value-type="string">
            <text:p text:style-name="P48"/>
          </table:table-cell>
          <table:table-cell table:style-name="Tabelle4.I4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8" office:value-type="string">
            <text:p text:style-name="P48"/>
          </table:table-cell>
          <table:table-cell table:style-name="Tabelle4.L48" office:value-type="string">
            <text:p text:style-name="P48"/>
          </table:table-cell>
          <table:table-cell table:style-name="Tabelle4.M48" office:value-type="string">
            <text:p text:style-name="P48"/>
          </table:table-cell>
          <table:table-cell table:style-name="Tabelle4.N4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50" table:number-rows-spanned="3" office:value-type="string">
            <text:p text:style-name="P48"/>
          </table:table-cell>
          <table:table-cell table:style-name="Tabelle4.C5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50" table:number-rows-spanned="3" office:value-type="string">
            <text:p text:style-name="P33"/>
          </table:table-cell>
          <table:table-cell table:style-name="Tabelle4.E50" table:number-rows-spanned="3" office:value-type="string">
            <text:p text:style-name="P48"/>
          </table:table-cell>
          <table:table-cell table:style-name="Tabelle4.F50" office:value-type="string">
            <text:p text:style-name="P48"/>
          </table:table-cell>
          <table:table-cell table:style-name="Tabelle4.G50" office:value-type="string">
            <text:p text:style-name="P48"/>
          </table:table-cell>
          <table:table-cell table:style-name="Tabelle4.H50" office:value-type="string">
            <text:p text:style-name="P48"/>
          </table:table-cell>
          <table:table-cell table:style-name="Tabelle4.I5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50" office:value-type="string">
            <text:p text:style-name="P48"/>
          </table:table-cell>
          <table:table-cell table:style-name="Tabelle4.L50" office:value-type="string">
            <text:p text:style-name="P48"/>
          </table:table-cell>
          <table:table-cell table:style-name="Tabelle4.M50" office:value-type="string">
            <text:p text:style-name="P48"/>
          </table:table-cell>
          <table:table-cell table:style-name="Tabelle4.N5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50"/>
          <table:covered-table-cell table:style-name="Tabelle4.C50"/>
          <table:covered-table-cell table:style-name="Tabelle4.D50"/>
          <table:covered-table-cell table:style-name="Tabelle4.E50"/>
          <table:table-cell table:style-name="Tabelle4.F5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50"/>
          <table:covered-table-cell table:style-name="Tabelle4.C50"/>
          <table:covered-table-cell table:style-name="Tabelle4.D50"/>
          <table:covered-table-cell table:style-name="Tabelle4.E50"/>
          <table:table-cell table:style-name="Tabelle4.F52" office:value-type="string">
            <text:p text:style-name="P48"/>
          </table:table-cell>
          <table:table-cell table:style-name="Tabelle4.G52" office:value-type="string">
            <text:p text:style-name="P48"/>
          </table:table-cell>
          <table:table-cell table:style-name="Tabelle4.H52" office:value-type="string">
            <text:p text:style-name="P48"/>
          </table:table-cell>
          <table:table-cell table:style-name="Tabelle4.I5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52" office:value-type="string">
            <text:p text:style-name="P48"/>
          </table:table-cell>
          <table:table-cell table:style-name="Tabelle4.L52" office:value-type="string">
            <text:p text:style-name="P48"/>
          </table:table-cell>
          <table:table-cell table:style-name="Tabelle4.M52" office:value-type="string">
            <text:p text:style-name="P48"/>
          </table:table-cell>
          <table:table-cell table:style-name="Tabelle4.N5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list xml:id="list185742401053679" text:continue-numbering="true" text:style-name="Numbering_20_123">
        <text:list-item>
          <text:h text:style-name="P92" text:outline-level="2">Stembureaus <text:span text:style-name="T42">binnen</text:span><text:span text:style-name="T39"> </text:span><text:span text:style-name="Emphasis"><text:span text:style-name="T41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/text:h>
        </text:list-item>
      </text:list>
      <text:p text:style-name="Indented"><text:span text:style-name="Emphasis">Overzicht van de nummers en locaties van alle stembureaus binnen </text:span><text:span text:style-name="Emphasis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text:span text:style-name="Emphasis">:</text:span></text:p>
      <text:p text:style-name="Standard"/>
      <text:p text:style-name="Indented"><text:span text:style-name="Emphasis">Indien het een mobiel stembureau betreft, vult u dat in bij “Locatie stembureau”.</text:span>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34">Nummer <text:span text:description="erfassungsgebietMitListen.get('nummer')">1</text:span><text:s/>Locatie stembureau <text:span text:description="erfassungsgebietMitListen.get('name')">Park Sallandse</text:span><text:s/><text:span text:description="if (erfassungsgebietMitListen.anschrift.plz) {'(postcode: '+erfassungsgebietMitListen.anschrift.plz+')'} else {''}">(postcode: 7451 BB)</text:span></text:p>
          </table:table-cell>
        </table:table-row>
      </table:table>
      <text:p text:style-name="P34"/>
      <text:list xml:id="list185743980202477" text:continue-numbering="true" text:style-name="Numbering_20_123">
        <text:list-item>
          <text:h text:style-name="P84" text:outline-level="2">Aantal toegelaten kiezers <text:span text:style-name="T43">z</text:span>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/>
      <text:p text:style-name="P78"><text:span text:style-name="Emphasis"><text:span text:style-name="T32">Som van de aantallen toegelaten kiezers van alle stembureaus in </text:span></text:span><text:span text:style-name="Emphasis"><text:span text:style-name="T33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text:span text:style-name="Emphasis"><text:span text:style-name="T32">. Dit is de som van de aantallen opgenomen in bijlage 2, rubriek 1 of, indien van toepassing, rubriek 3.</text:span></text:span>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21"><text:span text:style-name="Strong_20_Emphasis">A</text:span></text:p>
            </table:table-cell>
            <table:table-cell table:style-name="AantalToegelatenKiezers.B1" office:value-type="string">
              <text:p text:style-name="P27"><text:span text:description="gebietMitListen.get('anzahlWaehlerOhneWahlschein')">105260</text:span>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B</text:span></text:p>
          </table:table-cell>
          <table:table-cell table:style-name="AantalToegelatenKiezers.B1" office:value-type="string">
            <text:p text:style-name="P27"><text:span text:description="customDataErgebnisDaten.getAnzahlWaehlerMitVollmachtByGebietNurUrnenwahl(gebietMitListen)">34</text:span>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C</text:span></text:p>
          </table:table-cell>
          <table:table-cell table:style-name="AantalToegelatenKiezers.B1" office:value-type="string">
            <text:p text:style-name="P27"><text:span text:description="customDataErgebnisDaten.getAnzahlWaehlerMitWahlscheinByGebietNurUrnenwahl(gebietMitListen)">27</text:span>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22">Tel op <text:span text:style-name="Strong_20_Emphasis">+</text:span>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24"><text:span text:style-name="Extra_20_Strong_20_Emphasis"><text:span text:style-name="T29">Totaal </text:span></text:span><text:span text:style-name="T31">aantal toegelaten kiezers</text:span><text:span text:style-name="Extra_20_Strong_20_Emphasis"> ( A + B + C = D )</text:span>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21"><text:span text:style-name="Strong_20_Emphasis">D</text:span></text:p>
          </table:table-cell>
          <table:table-cell table:style-name="AantalToegelatenKiezers.B1" office:value-type="string">
            <text:p text:style-name="P27"><text:span text:description="customDataErgebnisDaten.getAnzahlWaehlerGesamtByGebietNurUrnenwahl(gebietMitListen)">105321</text:span>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5743655952200" text:continue-numbering="true" text:style-name="Numbering_20_123">
        <text:list-item>
          <text:h text:style-name="P85" text:outline-level="2">Aantal <text:span text:style-name="T40">uitgebrachte stemmen</text:span> z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P77"><text:span text:style-name="Emphasis"><text:span text:style-name="T28">Som van de aantallen uitgebrachte stemmen in alle stembureaus in </text:span></text:span><text:span text:style-name="Emphasis"><text:span text:style-name="T2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text:span text:style-name="Emphasis"><text:span text:style-name="T28">. Dit is de s</text:span></text:span><text:span text:style-name="T28">om van de aantallen opgenomen in bijlage 2, rubriek 2</text:span><text:span text:style-name="Emphasis"><text:span text:style-name="T30">.</text:span></text:span></text:p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header-rows>
          <table:table-row table:style-name="AantalUitgebrachteStemmen.1">
            <table:table-cell table:style-name="AantalUitgebrachteStemmen.A1" office:value-type="string">
              <text:p text:style-name="Standard"/>
            </table:table-cell>
            <table:table-cell table:style-name="AantalUitgebrachteStemmen.B1" office:value-type="string">
              <text:p text:style-name="Standard">Aantal stembiljetten met een geldige stem op een kandidaat</text:p>
            </table:table-cell>
            <table:table-cell table:style-name="AantalUitgebrachteStemmen.C1" office:value-type="string">
              <text:p text:style-name="Standard"/>
            </table:table-cell>
            <table:table-cell table:style-name="AantalUitgebrachteStemmen.D1" office:value-type="string">
              <text:p text:style-name="P21"><text:span text:style-name="Strong_20_Emphasis">E</text:span></text:p>
            </table:table-cell>
            <table:table-cell table:style-name="AantalUitgebrachteStemmen.B1" office:value-type="string">
              <text:p text:style-name="P27"><text:span text:description="customDataErgebnisDaten.getAnzahlGueltigeListenstimmenByGebietNurGesamtGemeinde(gebietMitListen)">105200</text:span></text:p>
            </table:table-cell>
            <table:table-cell table:style-name="AantalUitgebrachteStemmen.F1" office:value-type="string">
              <text:p text:style-name="Standard"/>
            </table:table-cell>
          </table:table-row>
        </table:table-header-rows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F</text:span></text:p>
          </table:table-cell>
          <table:table-cell table:style-name="AantalUitgebrachteStemmen.B1" office:value-type="string">
            <text:p text:style-name="P27"><text:span text:description="customDataErgebnisDaten.getAnzahlBlankoListenstimmenByGebietNurGesamtGemeinde(gebietMitListen)">15</text:span>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G</text:span></text:p>
          </table:table-cell>
          <table:table-cell table:style-name="AantalUitgebrachteStemmen.B1" office:value-type="string">
            <text:p text:style-name="P27"><text:span text:description="customDataErgebnisDaten.getAnzahlUngueltigeListenstimmenByGebietNurGesamtGemeinde(gebietMitListen)">110</text:span></text:p>
          </table:table-cell>
          <table:table-cell table:style-name="AantalUitgebrachteStemmen.F5" office:value-type="string">
            <text:p text:style-name="Standard"/>
          </table:table-cell>
        </table:table-row>
        <table:table-row table:style-name="AantalUitgebrachteStemmen.6">
          <table:table-cell table:style-name="AantalUitgebrachteStemmen.A1" table:number-rows-spanned="2" office:value-type="string">
            <text:p text:style-name="Standard"/>
          </table:table-cell>
          <table:table-cell table:style-name="AantalUitgebrachteStemmen.B6" table:number-rows-spanned="2" office:value-type="string">
            <text:p text:style-name="Standard"/>
          </table:table-cell>
          <table:table-cell table:style-name="AantalUitgebrachteStemmen.C6" table:number-rows-spanned="2" office:value-type="string">
            <text:p text:style-name="Standard"/>
          </table:table-cell>
          <table:table-cell table:style-name="AantalUitgebrachteStemmen.D6" table:number-columns-spanned="2" office:value-type="string">
            <text:p text:style-name="P21"/>
          </table:table-cell>
          <table:covered-table-cell/>
          <table:table-cell table:style-name="AantalUitgebrachteStemmen.F6" table:number-rows-spanned="2" office:value-type="string">
            <text:p text:style-name="P23">Tel op <text:span text:style-name="Strong_20_Emphasis">+</text:span></text:p>
          </table:table-cell>
        </table:table-row>
        <table:table-row table:style-name="AantalUitgebrachteStemmen.6">
          <table:covered-table-cell table:style-name="AantalUitgebrachteStemmen.A1"/>
          <table:covered-table-cell table:style-name="AantalUitgebrachteStemmen.B7"/>
          <table:covered-table-cell table:style-name="AantalUitgebrachteStemmen.C7"/>
          <table:table-cell table:style-name="AantalUitgebrachteStemmen.D6" table:number-columns-spanned="2" office:value-type="string">
            <text:p text:style-name="P21"/>
          </table:table-cell>
          <table:covered-table-cell/>
          <table:covered-table-cell table:style-name="AantalUitgebrachteStemmen.F7"/>
        </table:table-row>
        <table:table-row table:style-name="AantalUitgebrachteStemmen.1">
          <table:table-cell table:style-name="AantalUitgebrachteStemmen.A1" office:value-type="string">
            <text:p text:style-name="P42"/>
          </table:table-cell>
          <table:table-cell table:style-name="AantalUitgebrachteStemmen.B8" office:value-type="string">
            <text:p text:style-name="P43"><text:span text:style-name="T44">Totaal aantal uitgebrachte stemmen (</text:span><text:span text:style-name="T17">E + F + G = H </text:span><text:span text:style-name="T44">) </text:span></text:p>
          </table:table-cell>
          <table:table-cell table:style-name="AantalUitgebrachteStemmen.C8" office:value-type="string">
            <text:p text:style-name="Standard"/>
          </table:table-cell>
          <table:table-cell table:style-name="AantalUitgebrachteStemmen.D8" office:value-type="string">
            <text:p text:style-name="P41">H</text:p>
          </table:table-cell>
          <table:table-cell table:style-name="AantalUitgebrachteStemmen.E8" office:value-type="string">
            <text:p text:style-name="P98"><text:span text:description="customDataErgebnisDaten.getAnzahlStimmzettelEingenommenGesamtByGebiet(gebietMitListen)">105325</text:span>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Standard"/>
      <text:p text:style-name="P57"><text:span text:style-name="Emphasis"/></text:p>
      <text:list xml:id="list185744122002185" text:continue-numbering="true" text:style-name="Numbering_20_123">
        <text:list-item>
          <text:h text:style-name="P89" text:outline-level="2">Verschil tussen het aantal toegelaten kiezers en het aantal uitgebrachte stemmen z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Standard">Is bij alle afzonderlijke stembureaus (na eventuele correctie door het <text:span text:style-name="T3"><text:span text:description="if (gebietMitListen.customData.isOpenbaarLichaam) {'stembureau voor het openbaar lichaam';} else {'gemeentelijk stembureau';}">gemeentelijk stembureau</text:span></text:span>) het aantal <text:span text:style-name="T36">uitgebrachte stemmen</text:span> en het aantal toegelaten kiezers gelijk?</text:p>
      <text:p text:style-name="Standard"/>
      <text:p text:style-name="P36">☐<text:tab/>Ja. <text:span text:style-name="T15">G</text:span>a verder met rubriek <text:span text:style-name="T14">7 (voor zover van toepassing)</text:span>.</text:p>
      <text:p text:style-name="Standard"/>
      <text:p text:style-name="P36">☒<text:tab/>Nee, voor <text:span text:description="if (customDataErgebnisDaten.getErfassungsgebieteHavingAnzahlStimmzettelEingenommenAbweichendZuviel().length==1) {'het stembureau met het nummer'} else {'de stembureaus met de nummers'}">het stembureau met het nummer</text:span><text:s/><text:span text:description="format.formatGesetzteFelderKommasepariert(customDataErgebnisDaten.getErfassungsgebieteHavingAnzahlStimmzettelEingenommenAbweichendZuvielNurUrnenwahl(),'nummer')">1</text:span><text:s/>zijn <text:span text:style-name="Strong_20_Bold_20_Underline">meer</text:span> stembiljetten geteld dan dat er kiezers zijn toegelaten tot de stemming.</text:p>
      <text:p text:style-name="P59"/>
      <table:table table:name="VerschilMeer" table:style-name="VerschilMeer">
        <table:table-column table:style-name="VerschilMeer.A"/>
        <table:table-column table:style-name="VerschilMeer.B"/>
        <table:table-column table:style-name="VerschilMeer.C"/>
        <table:table-column table:style-name="VerschilMeer.D"/>
        <table:table-row table:style-name="VerschilMeer.1">
          <table:table-cell table:style-name="VerschilMeer.A1" office:value-type="string">
            <text:p text:style-name="P47">Het aantal <text:span text:style-name="Strong_20_Bold_20_Underline">meer</text:span> getelde stembiljetten bedraagt:</text:p>
          </table:table-cell>
          <table:table-cell table:style-name="VerschilMeer.B1" office:value-type="string">
            <text:p text:style-name="P12"/>
          </table:table-cell>
          <table:table-cell table:style-name="VerschilMeer.C1" office:value-type="string">
            <text:p text:style-name="P29"><text:span text:description="customDataErgebnisDaten.getAnzahlStimmzettelEingenommenAbweichendZuvielByGebietNurUrnenwahl(gebietMitListen)">4</text:span></text:p>
          </table:table-cell>
          <table:table-cell table:style-name="VerschilMeer.D1" office:value-type="string">
            <text:p text:style-name="P12"/>
          </table:table-cell>
        </table:table-row>
      </table:table>
      <text:p text:style-name="P12"/>
      <text:p text:style-name="P12">☐ <text:tab/>Nee, voor de stembureaus met de nummers ________________________________ zijn <text:span text:style-name="Strong_20_Bold_20_Underline">minder</text:span> <text:span text:style-name="T20">stembiljetten geteld </text:span>dan dat er kiezers zijn toegelaten tot de stemming.</text:p>
      <text:p text:style-name="P12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2"><text:span text:style-name="T20">Het aantal</text:span> <text:span text:style-name="Strong_20_Bold_20_Underline"><text:span text:style-name="T20">minder</text:span></text:span><text:span text:style-name="T20"> getelde stembiljetten bedraagt:</text:span></text:p>
            </table:table-cell>
            <table:table-cell table:style-name="VerschilMinder.B1" office:value-type="string">
              <text:p text:style-name="P12"/>
            </table:table-cell>
            <table:table-cell table:style-name="VerschilMinder.C1" office:value-type="string">
              <text:p text:style-name="P29"><text:span text:description="customDataErgebnisDaten.getAnzahlStimmzettelEingenommenAbweichendZuwenigByGebietNurUrnenwahl(gebietMitListen)">0</text:span></text:p>
            </table:table-cell>
            <table:table-cell table:style-name="VerschilMinder.D1" office:value-type="string">
              <text:p text:style-name="P12"/>
            </table:table-cell>
          </table:table-row>
        </table:table-header-rows>
      </table:table>
      <text:p text:style-name="P12"/>
      <text:p text:style-name="P71">Hoe worden deze verschillen in de processen-verbaal van de stembureaus verklaard?</text:p>
      <text:p text:style-name="P12"/>
      <text:p text:style-name="P11"><text:span text:style-name="Emphasis">Verklaar het verschil tussen het aantal getelde stembiljetten en het aantal toegelaten kiezers. Vermeld hoe vaak hier sprake van was. Er kan meer dan één verklaring zijn.</text:span></text:p>
      <text:p text:style-name="Indented"><text:span text:style-name="Emphasis"/></text:p>
      <text:p text:style-name="Indented"><text:span text:style-name="Emphasis"><text:span text:style-name="T45">Hieronder staan m</text:span></text:span><text:span text:style-name="T45">ogelijke</text:span><text:span text:style-name="Emphasis"><text:span text:style-name="T45"> verklaringen voor het verschil</text:span></text:span></text:p>
      <text:p text:style-name="Indented"><text:span text:style-name="Emphasis"><text:span text:style-name="T10">Vermeld hoe vaak de volgende situaties zich hebben voorgedaan. Zie hiervoor ook de gegevens per stembureau die zijn opgenomen in bijlage 2, rubriek 3.</text:span></text:span></text:p>
      <text:p text:style-name="Standard"/>
      <text:p text:style-name="P35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header-rows>
          <table:table-row table:style-name="AantalMeerMinderUitgesplitst.1">
            <table:table-cell table:style-name="AantalMeerMinderUitgesplitst.A1" table:number-columns-spanned="2" office:value-type="string">
              <text:p text:style-name="P35">Hoe vaak heeft een kiezer het stembiljet niet ingeleverd?</text:p>
            </table:table-cell>
            <table:covered-table-cell/>
            <table:table-cell table:style-name="AantalMeerMinderUitgesplitst.C1" office:value-type="string">
              <text:p text:style-name="P35"/>
            </table:table-cell>
            <table:table-cell table:style-name="AantalMeerMinderUitgesplitst.D1" office:value-type="string">
              <text:p text:style-name="P28"><text:span text:description="customDataErgebnisDaten.getAnzahlStimmzettelEingenommenAbweichendGrundAusgegebenNichtAbgegebenByGebietNurGesamtGemeinde(gebietMitListen)">5</text:span></text:p>
            </table:table-cell>
            <table:table-cell table:style-name="AantalMeerMinderUitgesplitst.E1" office:value-type="string">
              <text:p text:style-name="P35"/>
            </table:table-cell>
          </table:table-row>
        </table:table-header-rows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een stembiljet te weinig uitgereikt?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1" office:value-type="string">
            <text:p text:style-name="P28"><text:span text:description="customDataErgebnisDaten.getAnzahlStimmzettelEingenommenAbweichendGrundAusgegebenZuwenigByGebietNurGesamtGemeinde(gebietMitListen)">0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35">Hoe vaak is er een stembiljet te veel uitgereikt?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5" office:value-type="string">
            <text:p text:style-name="P28"><text:span text:description="customDataErgebnisDaten.getAnzahlStimmzettelEingenommenAbweichendGrundAusgegebenZuvielByGebietNurGesamtGemeinde(gebietMitListen)">0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35">Hoe vaak is er een andere verklaring voor het verschil?</text:p>
            <text:p text:style-name="P25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5" office:value-type="string">
            <text:p text:style-name="P28"><text:span text:description="customDataErgebnisDaten.getAnzahlStimmzettelEingenommenAbweichendGrundSonstigesByGebietNurGesamtGemeinde(gebietMitListen)">4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geen verklaring voor het verschil?</text:p>
          </table:table-cell>
          <table:covered-table-cell/>
          <table:table-cell table:style-name="AantalMeerMinderUitgesplitst.C14" office:value-type="string">
            <text:p text:style-name="P35"/>
          </table:table-cell>
          <table:table-cell table:style-name="AantalMeerMinderUitgesplitst.D1" office:value-type="string">
            <text:p text:style-name="P28"><text:span text:description="customDataErgebnisDaten.getAnzahlStimmzettelEingenommenAbweichendGrundUnbekanntByGebietNurGesamtGemeinde(gebietMitListen)">2</text:span></text:p>
          </table:table-cell>
          <table:table-cell table:style-name="AantalMeerMinderUitgesplitst.E14" office:value-type="string">
            <text:p text:style-name="P35"/>
          </table:table-cell>
        </table:table-row>
      </table:table>
      <text:p text:style-name="P35"/>
      <text:list xml:id="list185742736580470" text:continue-numbering="true" text:style-name="Numbering_20_123">
        <text:list-item>
          <text:h text:style-name="Inverted_20_Heading_20_2" text:outline-level="2">Nieuwe telling aantal toegelaten kiezers bij onverklaarde telverschillen</text:h>
        </text:list-item>
      </text:list>
      <text:p text:style-name="P4"><text:span text:style-name="Emphasis">Voor de volgende stembureaus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nieuwe telling uitgevoerd van het aantal toegelaten kiezers, omdat er sprake was van een </text:span><text:span text:style-name="Emphasis"><text:span text:style-name="T26">onverklaard</text:span></text:span><text:span text:style-name="Emphasis"><text:span text:style-name="T25"> </text:span></text:span><text:span text:style-name="Emphasis">verschil tussen enerzijds het aantal toegelaten kiezers zoals vastgesteld door het stembureau en anderzijds het aantal </text:span><text:span text:style-name="Emphasis"><text:span text:style-name="T37">uitgebrachte stemmen</text:span></text:span><text:span text:style-name="Emphasis"> zoals vastgesteld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(zie rubriek 3 van bijlage(n) 2 bij dit proces-verbaal):</text:span></text:p>
      <text:p text:style-name="Indented"><text:span text:style-name="Emphasis"/></text:p>
      <text:p text:style-name="P5"/>
      <table:table table:name="NieuweTelling" table:style-name="NieuweTelling">
        <table:table-column table:style-name="NieuweTelling.A"/>
        <text:soft-page-break/>
        <table:table-row>
          <table:table-cell table:style-name="NieuweTelling.A1" office:value-type="string">
            <text:p text:style-name="P5">Nummer <text:span text:description="erfassungsgebiet.get('nummer')">1</text:span><text:s/>Locatie stembureau <text:span text:description="erfassungsgebiet.get('name')">Park Sallandse</text:span><text:s/><text:span text:description="if (erfassungsgebiet.anschrift.plz) {'(postcode: '+erfassungsgebiet.anschrift.plz+')'} else {''}">(postcode: 7451 BB)</text:span></text:p>
          </table:table-cell>
        </table:table-row>
      </table:table>
      <text:p text:style-name="P58"/>
      <text:list xml:id="list185742341324422" text:continue-numbering="true" text:style-name="Numbering_20_123">
        <text:list-item>
          <text:h text:style-name="P87" text:outline-level="2">Bij gecombineerde stemmingen</text:h>
        </text:list-item>
      </text:list>
      <text:p text:style-name="P16">Zijn de verzegelde pakken van een andere verkiezing geopend omdat er een gegrond vermoeden bestond dat stembiljetten, stempassen, volmachtbewijzen of kiezerspassen van de eigen verkiezing zich in deze pakken bevonden?</text:p>
      <text:p text:style-name="P16"/>
      <text:list xml:id="list185744057656580" text:continue-list="list3118658846" text:style-name="List_20_3">
        <text:list-item>
          <text:p text:style-name="P97">Nee</text:p>
        </text:list-item>
      </text:list>
      <text:p text:style-name="P37"/>
      <text:list xml:id="list185742920281592" text:continue-numbering="true" text:style-name="List_20_3">
        <text:list-item>
          <text:p text:style-name="P94">Ja, er zijn verzegelde pakken van de verkiezing van <text:span text:style-name="T8">______________________________</text:span> geopend.<text:line-break/>Hierin zijn aangetroffen en bij de stemopneming van de eigen verkiezing betrokken:</text:p>
        </text:list-item>
      </text:list>
      <text:p text:style-name="P16"/>
      <text:p text:style-name="P15"><text:span text:style-name="Emphasis">Noteer hier het nummer van het betreffende stembureau en het aantal stembiljetten, dan wel stempassen, volmachtbewijzen of kiezerspassen dat is aangetroffen.</text:span></text:p>
      <text:p text:style-name="P15"><text:span text:style-name="Emphasis"/></text:p>
      <text:p text:style-name="P15"><text:span text:style-name="Emphasis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</table:table>
      <text:list xml:id="list185742184731648" text:continue-list="list185742341324422" text:style-name="Numbering_20_123">
        <text:list-item>
          <text:h text:style-name="P83" text:outline-level="2">Bezwaren van kiezers tijdens de zitting van het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Bezwaren zijn klachten of aanmerkingen van kiezers. Voorbeelden van bezwaren <text:span text:style-name="T2">van kiezers</text:span>: een stem op een stembiljet wordt onterecht geldig, ongeldig of blanco verklaard, het resultaat van de telling wordt niet bekend gemaakt, het resultaat van de telling is onjuist. </text:p>
      <text:p text:style-name="Indented"><text:span text:style-name="Emphasis"/></text:p>
      <text:p text:style-name="P14"><text:span text:style-name="Emphasis">Leg alle bezwaren die zijn ingebracht tijdens de zitting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vast in dit proces-verbaal. Ook als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het er niet mee eens is.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reactie op het bezwaar? Noteer die dan ook. </text:span><text:span text:style-name="Extra_20_Strong_20_Emphasis_20_Underline">Let op:</text:span><text:span text:style-name="Emphasis"> noteer geen persoonsgegevens van kiezers.</text:span></text:p>
      <text:p text:style-name="Standard"/>
      <text:p text:style-name="P61">Bezwaren</text:p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</table:table>
      <text:list xml:id="list185743887748067" text:continue-numbering="true" text:style-name="Numbering_20_123">
        <text:list-item>
          <text:h text:style-name="P86" text:outline-level="2">Onregelmatigheden of bijzonderheden tijdens de zitting</text:h>
        </text:list-item>
      </text:list>
      <text:p text:style-name="Indented"><text:span text:style-name="Emphasis"><text:span text:style-name="T45">Omschrijf de onregelmatigheden of bijzonderheden tijdens de zitting en vermeld hoe vaak hier sprake van was.</text:span></text:span><text:span text:style-name="T45"> </text:span><text:span text:style-name="T46">Denk onder andere ook aan de situatie dat er onverhoopt iets is misgegaan tijdens het vervoer en/of de opslag van de stembescheiden.</text:span><text:span text:style-name="Emphasis"><text:line-break/></text:span><text:span text:style-name="Extra_20_Strong_20_Emphasis_20_Underline">Let op:</text:span><text:span text:style-name="Emphasis"> noteer geen persoonsgegevens van kiezers.</text:span></text:p>
      <text:p text:style-name="Standard"/>
      <text:p text:style-name="P60">Onregelmatigheden of bijzonderheden</text:p>
      <text:p text:style-name="Standard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</table:table>
      <text:p text:style-name="P58"/>
      <text:list xml:id="list185742127512771" text:continue-numbering="true" text:style-name="Numbering_20_123">
        <text:list-item>
          <text:h text:style-name="P93" text:outline-level="2">Aantal stemmen per lijst en per kandidaat <text:span text:style-name="T2">in</text:span> <text:span text:style-name="T3"><text:span text:description="if (gebietMitListen.customData.isOpenbaarLichaam) {'het openbaar lichaam';} else {'de gemeente';}">de gemeente</text:span></text:span></text:h>
        </text:list-item>
      </text:list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Het Verschil</text:span></text:p>
              <text:p text:style-name="P38"/>
              <text:p text:style-name="P39"><text:span text:description="liste.get('ordnungszahl')">1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ultenaar, H. (Horatio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72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wansingh, I. (Inderjeet)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66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Stappen, S. (Suzanne)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54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Jansens, S. (Stephan)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48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Tjon á Jon, C.E. (Chen Eetiré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42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Mancini, M. (Marion)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36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ilgiç, D. (Drača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3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omeros, M. (Menelaos)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24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Laar, A. (Albert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omeros, A. (Athena)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2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e Wolters, R. (Renée)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Jansens, A. (Anita)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40100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Kleurenpartij</text:span></text:p>
              <text:p text:style-name="P38"/>
              <text:p text:style-name="P39"><text:span text:description="liste.get('ordnungszahl')">2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ogel, K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6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'Angelo-Huis in 't Veld, P.D.L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54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Burg, H.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48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Beer, M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48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Sigurðardóttir, G.S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42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olthuizen, T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42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Holthuizen, A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36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Kumari, B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36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Olympos, D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3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Plieger, R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30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Zon, W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24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Goede, E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24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Pal, P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8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Roos, H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8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ermeer, C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2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Käster, J.H.J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2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Leemstra, P.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6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an Puffelen, K.M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6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1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isser, 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Leemstra, P.P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2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Maassen, H.J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Maassen, N.P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2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Molenaar, K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Prins, P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2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Smit, L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Testing, J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2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Thurson, F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Thurson, Y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2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Tjon á Jon, C.E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3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Altena, C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Altena, F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3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Asgaard, O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Asgaard, T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3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Bilgiç, M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os, M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3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Brandweer, B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rouwers, J.K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3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u Burck, C.A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u Burck, C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u Burck, J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4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u Burck, M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elpmore, R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4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e Hoop, K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Jansens, H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4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e Jong, M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Kierkegaard, K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4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Kierkegaard, W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Kierkegaard, Y.J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4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Kooyman, S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5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Maassen, L.C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Maassen, P.J.H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5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Malhoe, S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Melapatti, J.C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5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Pluis, M.G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Salvarsdóttir, A.Þ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5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Smit, L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Streeveld, 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5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on Thursen, I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on Thursen, K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on Thursen, U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6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ermeer, J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erpalen, B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6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lag, 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ornowski, P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6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Wiel, H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Wongsodikrommo, E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6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Zaal, K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Zaal, M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6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Zhang, J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7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Asgaard, L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ultenaar, B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7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Bultenaar, B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ultenaar, E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7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u Burck, C.I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u Burck, M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7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Crooy, E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e Cuykelaer, J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7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jibet, N.Q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Groeman, R.K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8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Grupstal, H.J.T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54600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Proze / Poezie</text:span></text:p>
              <text:p text:style-name="P38"/>
              <text:p text:style-name="P39"><text:span text:description="liste.get('ordnungszahl')">3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Huijgen, G. (Geertje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36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olthuizen, I.L. (Irene Louise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30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on Thursen, F. (Frid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21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Tjon á Jon, C. (Chen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20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9900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Blanco (Bilgiç, S.)</text:span></text:p>
              <text:p text:style-name="P38"/>
              <text:p text:style-name="P39"><text:span text:description="liste.get('ordnungszahl')">4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ilgiç, S.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24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an der Meijden, P.J.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8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Wiel, M.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2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Groeman, V.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6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600</text:span></text:span></text:p>
          </table:table-cell>
        </table:table-row>
      </table:table>
      <text:p text:style-name="P38"/>
      <text:p text:style-name="P58"/>
      <text:list xml:id="list185742027607500" text:continue-numbering="true" text:style-name="Numbering_20_123">
        <text:list-item>
          <text:h text:style-name="P90" text:outline-level="2"><text:span text:style-name="T16">Leden van het</text:span>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P9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aanwezig zijn aan het einde van de zitting, noteren hieronder hun naam. Ga vervolgens naar rubriek 1</text:span><text:span text:style-name="Emphasis"><text:span text:style-name="T20">3</text:span></text:span><text:span text:style-name="Emphasis"> voor de ondertekening.</text:span></text:p>
      <text:p text:style-name="P30"/>
      <text:p text:style-name="P30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26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17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17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<text:span text:style-name="Emphasis"/></text:p>
      <text:p text:style-name="P6"><text:span text:style-name="Emphasis"><text:span text:style-name="T11">Naam voorzitter</text:span></text:span>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17"><text:span text:style-name="Strong_20_Emphasis">1</text:span>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<text:span text:style-name="Emphasis"/></text:p>
      <text:p text:style-name="P6"><text:span text:style-name="Emphasis"><text:span text:style-name="T11">Namen stembureauleden</text:span></text:span>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18"><text:span text:style-name="Strong_20_Emphasis">2</text:span></text:p>
            </table:table-cell>
            <table:table-cell table:style-name="StembureauledenTellingLeden.B1" office:value-type="string">
              <text:p text:style-name="P12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3</text:span></text:p>
          </table:table-cell>
          <table:table-cell table:style-name="StembureauledenTellingLeden.B3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4</text:span></text:p>
          </table:table-cell>
          <table:table-cell table:style-name="StembureauledenTellingLeden.B5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18"><text:span text:style-name="Strong_20_Emphasis">5</text:span></text:p>
          </table:table-cell>
          <table:table-cell table:style-name="StembureauledenTellingLeden.B7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6</text:span></text:p>
          </table:table-cell>
          <table:table-cell table:style-name="StembureauledenTellingLeden.B9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7</text:span></text:p>
          </table:table-cell>
          <table:table-cell table:style-name="StembureauledenTellingLeden.B11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8</text:span></text:span></text:p>
          </table:table-cell>
          <table:table-cell table:style-name="StembureauledenTellingLeden.B13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9</text:span></text:span></text:p>
          </table:table-cell>
          <table:table-cell table:style-name="StembureauledenTellingLeden.B15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10</text:span></text:span></text:p>
          </table:table-cell>
          <table:table-cell table:style-name="StembureauledenTellingLeden.B17" office:value-type="string">
            <text:p text:style-name="P12"/>
          </table:table-cell>
        </table:table-row>
      </table:table>
      <text:p text:style-name="P12"/>
      <text:p text:style-name="P13"><text:span text:style-name="Emphasis"/></text:p>
      <text:list xml:id="list185742067475434" text:continue-numbering="true" text:style-name="Numbering_20_123">
        <text:list-item>
          <text:p text:style-name="P91">Ondertekening leden van het <text:span text:style-name="T3"><text:span text:description="if (gebietMitListen.customData.isOpenbaarLichaam) {'stembureau voor het openbaar lichaam';} else {'gemeentelijk stembureau';}">gemeentelijk stembureau</text:span></text:span></text:p>
        </text:list-item>
      </text:list>
      <text:p text:style-name="P11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in rubriek 1</text:span><text:span text:style-name="Emphasis"><text:span text:style-name="T20">2</text:span></text:span><text:span text:style-name="Emphasis"> hun naam hebben genoteerd, ondertekenen het proces-verbaal. Houd hierbij de volgorde aan van rubriek 1</text:span><text:span text:style-name="Emphasis"><text:span text:style-name="T20">2</text:span></text:span><text:span text:style-name="Emphasis">.</text:span>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4"/>
        <table:table-column table:style-name="DatumTijdOndertekening.F"/>
        <table:table-column table:style-name="DatumTijdOndertekening.B"/>
        <table:table-column table:style-name="DatumTijdOndertekening.H"/>
        <table:table-column table:style-name="DatumTijdOndertekening.B"/>
        <table:table-column table:style-name="DatumTijdOndertekening.J"/>
        <table:table-column table:style-name="DatumTijdOndertekening.K"/>
        <table:table-column table:style-name="DatumTijdOndertekening.L"/>
        <table:table-column table:style-name="DatumTijdOndertekening.M"/>
        <table:table-column table:style-name="DatumTijdOndertekening.N"/>
        <table:table-row table:style-name="DatumTijdOndertekening.1">
          <table:table-cell table:style-name="DatumTijdOndertekening.A1" office:value-type="string">
            <text:p text:style-name="P46"/>
          </table:table-cell>
          <table:table-cell table:style-name="DatumTijdOndertekening.A1" table:number-columns-spanned="2" office:value-type="string">
            <text:p text:style-name="P46">Dag</text:p>
          </table:table-cell>
          <table:covered-table-cell/>
          <table:table-cell table:style-name="DatumTijdOndertekening.A1" table:number-columns-spanned="2" office:value-type="string">
            <text:p text:style-name="P55">Maand</text:p>
          </table:table-cell>
          <table:covered-table-cell/>
          <table:table-cell table:style-name="DatumTijdOndertekening.A1" table:number-columns-spanned="4" office:value-type="string">
            <text:p text:style-name="P5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55"/>
          </table:table-cell>
          <table:table-cell table:style-name="DatumTijdOndertekening.A1" table:number-columns-spanned="4" office:value-type="string">
            <text:p text:style-name="P55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45">Datum en tijdstip:</text:p>
          </table:table-cell>
          <table:table-cell table:style-name="DatumTijdOndertekening.B2" office:value-type="string">
            <text:p text:style-name="P45"/>
          </table:table-cell>
          <table:table-cell table:style-name="DatumTijdOndertekening.C2" office:value-type="string">
            <text:p text:style-name="P45"/>
          </table:table-cell>
          <table:table-cell table:style-name="DatumTijdOndertekening.D2" office:value-type="string">
            <text:p text:style-name="P45"/>
          </table:table-cell>
          <table:table-cell table:style-name="DatumTijdOndertekening.E2" office:value-type="string">
            <text:p text:style-name="P45"/>
          </table:table-cell>
          <table:table-cell table:style-name="DatumTijdOndertekening.B2" office:value-type="string">
            <text:p text:style-name="P45"/>
          </table:table-cell>
          <table:table-cell table:style-name="DatumTijdOndertekening.G2" office:value-type="string">
            <text:p text:style-name="P45"/>
          </table:table-cell>
          <table:table-cell table:style-name="DatumTijdOndertekening.G2" office:value-type="string">
            <text:p text:style-name="P45"/>
          </table:table-cell>
          <table:table-cell table:style-name="DatumTijdOndertekening.C2" office:value-type="string">
            <text:p text:style-name="P45"/>
          </table:table-cell>
          <table:table-cell table:style-name="DatumTijdOndertekening.J2" office:value-type="string">
            <text:p text:style-name="P45"/>
          </table:table-cell>
          <table:table-cell table:style-name="DatumTijdOndertekening.K2" office:value-type="string">
            <text:p text:style-name="P45"/>
          </table:table-cell>
          <table:table-cell table:style-name="DatumTijdOndertekening.L2" office:value-type="string">
            <text:p text:style-name="P40"/>
          </table:table-cell>
          <table:table-cell table:style-name="DatumTijdOndertekening.K2" office:value-type="string">
            <text:p text:style-name="P45"/>
          </table:table-cell>
          <table:table-cell table:style-name="DatumTijdOndertekening.L2" office:value-type="string">
            <text:p text:style-name="P40"/>
          </table:table-cell>
        </table:table-row>
      </table:table>
      <text:p text:style-name="P7"><text:span text:style-name="Emphasis"><text:span text:style-name="T11">Handtekening voorzitter</text:span></text:span>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20"><text:span text:style-name="Strong_20_Emphasis">1</text:span></text:p>
            </table:table-cell>
            <table:table-cell table:style-name="Tabelle8.B1" office:value-type="string">
              <text:p text:style-name="P50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20"/>
          </table:table-cell>
          <table:table-cell table:style-name="Tabelle8.B2" office:value-type="string">
            <text:p text:style-name="P50"/>
          </table:table-cell>
        </table:table-row>
      </table:table>
      <text:p text:style-name="P8"><text:span text:style-name="Emphasis"/></text:p>
      <text:p text:style-name="P8"><text:span text:style-name="Emphasis"><text:span text:style-name="T11">Handtekening stembureauleden</text:span></text:span></text:p>
      <text:p text:style-name="P50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20"><text:span text:style-name="Strong_20_Emphasis">2</text:span></text:p>
            </table:table-cell>
            <table:table-cell table:style-name="Tabelle6.B1" office:value-type="string">
              <text:p text:style-name="P50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20"/>
          </table:table-cell>
          <table:table-cell table:style-name="Tabelle6.B2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3</text:span></text:p>
          </table:table-cell>
          <table:table-cell table:style-name="Tabelle6.B4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5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4</text:span></text:p>
          </table:table-cell>
          <table:table-cell table:style-name="Tabelle6.B7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8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20"><text:span text:style-name="Strong_20_Emphasis">5</text:span></text:p>
          </table:table-cell>
          <table:table-cell table:style-name="Tabelle6.B10" office:value-type="string">
            <text:p text:style-name="P50"/>
          </table:table-cell>
        </table:table-row>
        <table:table-row table:style-name="Tabelle6.2">
          <table:table-cell table:style-name="Tabelle6.A2" office:value-type="string">
            <text:p text:style-name="P20"/>
          </table:table-cell>
          <table:table-cell table:style-name="Tabelle6.B11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6</text:span></text:p>
          </table:table-cell>
          <table:table-cell table:style-name="Tabelle6.B13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4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7</text:span></text:p>
          </table:table-cell>
          <table:table-cell table:style-name="Tabelle6.B16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7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8</text:span></text:span></text:p>
          </table:table-cell>
          <table:table-cell table:style-name="Tabelle6.B19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0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9</text:span></text:span></text:p>
          </table:table-cell>
          <table:table-cell table:style-name="Tabelle6.B22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3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10</text:span></text:span></text:p>
          </table:table-cell>
          <table:table-cell table:style-name="Tabelle6.B25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6" office:value-type="string">
            <text:p text:style-name="P50"/>
          </table:table-cell>
        </table:table-row>
      </table:table>
      <text:p text:style-name="P5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2">Bijlage 1: verslag bezwaren/onregelmatigheden/bijzonderheden stembureaus</text:p>
          </table:table-cell>
        </table:table-row>
      </table:table>
      <text:p text:style-name="Standard"/>
      <text:p text:style-name="Standard">Dit verslag vermeldt alle bezwaren die staan vermeld in de processen‑verbaal van de stembureaus. Noteer geen persoonsgegevens van kiezers.</text:p>
      <text:p text:style-name="P56">De processen‑verbaal van de stembureaus vermelden de volgende bezwaren:</text:p>
      <table:table table:name="Bezwaren" table:style-name="Bezwaren">
        <table:table-column table:style-name="Bezwaren.A"/>
      </table:table>
      <text:p text:style-name="P56"/>
      <text:p text:style-name="P56">Dit verslag vermeldt voorts alle onregelmatigheden/bijzonderheden die staan vermeld in de processen‑verbaal van de stembureaus.</text:p>
      <text:p text:style-name="P56"/>
      <text:p text:style-name="P56">De processen‑verbaal van de stembureaus vermelden de volgende onregelmatigheden/bijzonderheden: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ijksoverheidSansText" svg:font-family="RijksoverheidSansText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top="0cm" fo:margin-bottom="0cm" style:contextual-spacing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Calibri1" fo:font-family="Calibri" style:font-style-name="Regular" style:font-family-generic="swiss" style:font-pitch="variable" fo:font-size="12pt" fo:language="nl" fo:country="NL" style:font-name-asian="Calibri" style:font-family-asian="Calibri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BiZa_5f_Onderlijn" style:display-name="BiZa_Onderlijn" style:family="paragraph" style:parent-style-name="Standard" style:default-outline-level="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BiZa_5f_cursief" style:display-name="BiZa_cursief" style:family="paragraph" style:parent-style-name="Standard" style:default-outline-level="">
      <style:paragraph-properties fo:margin-left="1.501cm" fo:margin-right="0cm" style:line-height-at-least="0.388cm" fo:text-indent="0cm" style:auto-text-indent="false" style:vertical-align="middle"/>
      <style:text-properties fo:color="#000000" loext:opacity="100%" fo:font-style="italic" style:font-style-asian="italic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_0MT1" style:family="text">
      <style:text-properties xmlns:officeooo="http://openoffice.org/2009/office" officeooo:rsid="0067cd8a"/>
    </style:style>
    <style:style style:name="_0MT5" style:family="text">
      <style:text-properties fo:font-weight="normal" style:font-weight-asian="normal" style:font-weight-complex="normal"/>
    </style:style>
    <style:style style:name="_0MT2" style:family="text">
      <style:text-properties xmlns:officeooo="http://openoffice.org/2009/office" officeooo:rsid="00837cc2"/>
    </style:style>
    <style:style style:name="_0MP2" style:family="paragraph" style:parent-style-name="Footer">
      <style:text-properties xmlns:officeooo="http://openoffice.org/2009/office" officeooo:paragraph-rsid="00780269"/>
    </style:style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P1" style:family="paragraph" style:parent-style-name="Header">
      <style:text-properties xmlns:officeooo="http://openoffice.org/2009/office" officeooo:paragraph-rsid="00b4bf2f"/>
    </style:style>
    <style:style style:name="_0MT3" style:family="text">
      <style:text-properties xmlns:officeooo="http://openoffice.org/2009/office" officeooo:rsid="006856aa" style:text-overline-style="none" style:text-overline-color="font-color"/>
    </style:style>
    <style:style style:name="_0MT4" style:family="text">
      <style:text-properties style:text-overline-style="none" style:text-overline-color="font-color"/>
    </style:style>
    <style:style style:name="_0MT6" style:family="text">
      <style:text-properties xmlns:officeooo="http://openoffice.org/2009/office" fo:font-weight="normal" officeooo:rsid="00780269" style:font-weight-asian="normal" style:font-weight-complex="normal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‑</text:span><text:span text:style-name="_0MT2">2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text:span text:style-name="_0MT4"><text:s/>in een </text:span><text:span text:style-name="_0MT4"><text:span text:description="if (gebieteMitListen.get(0).customData.isOpenbaarLichaam) {'openbaar lichaam';} else  {'gemeente';}">gemeente</text:span></text:span><text:span text:style-name="_0MT4"><text:s/>waar een centrale stemopneming wordt verricht</text:span></text:p>
      </style:header>
      <style:footer>
        <text:p text:style-name="Footer">Datum:<text:span text:style-name="_0MT5"> </text:span><text:span text:style-name="_0MT5"><text:span text:description="customDataErgebnisDaten.datumAktuellFormattedFooter">28-03-2024</text:span></text:span><text:span text:style-name="_0MT5"><text:s/></text:span><text:span text:style-name="_0MT5"><text:span text:description="aktuelleUhrzeitSekunden">09:13:04</text:span></text:span><text:span text:style-name="_0MT5"><text:s text:c="2"/>- <text:s/></text:span><text:span text:style-name="_0MT6">SHA-256-Hashcode:</text:span><text:span text:style-name="_0MT5"><text:tab/>pagina </text:span><text:span text:style-name="_0MT5"><text:page-number text:select-page="current">13</text:page-number></text:span><text:span text:style-name="_0MT5"><text:s/>/ </text:span><text:span text:style-name="_0MT5"><text:page-count>13</text:page-count></text:span></text:p>
        <text:p text:style-name="_0MP2"><text:span text:style-name="_0MT5"><text:span text:description="customDataErgebnisDaten.getHashCodeEml510b()">C6D6 C99B 428A 81E9 0AC6 9DCA D09E F241 FB4C D164 7948 5DC7 558D 4B0C 582A 0952</text:span></text:span><text:span text:style-name="_0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2" meta:image-count="0" meta:object-count="0" meta:page-count="13" meta:paragraph-count="235" meta:word-count="1697" meta:character-count="10533" meta:non-whitespace-character-count="9266"/>
    <meta:user-defined meta:name="SingleXMLDocument_count" meta:value-type="float">0</meta:user-defined>
  </office:meta>
</office:document-meta>
</file>